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7.12mm"/>
    </style:style>
    <style:style style:name="co2" style:family="table-column">
      <style:table-column-properties fo:break-before="auto" style:column-width="69.89mm"/>
    </style:style>
    <style:style style:name="co3" style:family="table-column">
      <style:table-column-properties fo:break-before="auto" style:column-width="22.84mm"/>
    </style:style>
    <style:style style:name="co4" style:family="table-column">
      <style:table-column-properties fo:break-before="auto" style:column-width="26.62mm"/>
    </style:style>
    <style:style style:name="co5" style:family="table-column">
      <style:table-column-properties fo:break-before="auto" style:column-width="18.52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float" office:value="5834" calcext:value-type="float">
            <text:p>58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space(batch_size=4, decay_rate=0.7, decay_step=200000, gpu=0, learning_rate=0.001, log_dir='log_eval', max_epoch=201, model='pointnet2_part_seg', momentum=0.9, num_point=2048, optimizer='adam'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 saved in file</text:p>
          </table:table-cell>
          <table:table-cell office:value-type="string" calcext:value-type="string">
            <text:p><text:s/>log_eval/model.ck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 saved in file</text:p>
          </table:table-cell>
          <table:table-cell office:value-type="string" calcext:value-type="string">
            <text:p><text:s/>log_eval/model.ck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 saved in file</text:p>
          </table:table-cell>
          <table:table-cell office:value-type="string" calcext:value-type="string">
            <text:p><text:s/>log_eval/model.ck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 saved in file</text:p>
          </table:table-cell>
          <table:table-cell office:value-type="string" calcext:value-type="string">
            <text:p><text:s/>log_eval/model.ck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 saved in file</text:p>
          </table:table-cell>
          <table:table-cell office:value-type="string" calcext:value-type="string">
            <text:p><text:s/>log_eval/model.ck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 saved in file</text:p>
          </table:table-cell>
          <table:table-cell office:value-type="string" calcext:value-type="string">
            <text:p><text:s/>log_eval/model.ck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 saved in file</text:p>
          </table:table-cell>
          <table:table-cell office:value-type="string" calcext:value-type="string">
            <text:p><text:s/>log_eval/model.ck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 saved in file</text:p>
          </table:table-cell>
          <table:table-cell office:value-type="string" calcext:value-type="string">
            <text:p><text:s/>log_eval/model.ck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 saved in file</text:p>
          </table:table-cell>
          <table:table-cell office:value-type="string" calcext:value-type="string">
            <text:p><text:s/>log_eval/model.ck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 saved in file</text:p>
          </table:table-cell>
          <table:table-cell office:value-type="string" calcext:value-type="string">
            <text:p><text:s/>log_eval/model.ck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 saved in file</text:p>
          </table:table-cell>
          <table:table-cell office:value-type="string" calcext:value-type="string">
            <text:p><text:s/>log_eval/model.ckpt</text:p>
          </table:table-cell>
          <table:table-cell office:value-type="string" calcext:value-type="string">
            <text:p>Epo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16495" calcext:value-type="float">
            <text:p>3.816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59642" calcext:value-type="float">
            <text:p>1.8596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34285" calcext:value-type="float">
            <text:p>1.5342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16866" calcext:value-type="float">
            <text:p>0.916866</text:p>
          </table:table-cell>
          <table:table-cell>
            <draw:frame table:end-cell-address="Sheet1.L31" table:end-x="9.78mm" table:end-y="4.21mm" draw:z-index="0" draw:name="Chart 3" draw:style-name="gr1" draw:text-style-name="P1" svg:width="123.28mm" svg:height="72.47mm" svg:x="16.15mm" svg:y="2.12mm">
              <draw:object draw:notify-on-update-of-ranges="Sheet1.C14:Sheet1.C214 Sheet1.D14:Sheet1.D214 Sheet1.D818:Sheet1.D1018 Sheet1.D617:Sheet1.D81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18151" calcext:value-type="float">
            <text:p>0.718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5703" calcext:value-type="float">
            <text:p>0.457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78874" calcext:value-type="float">
            <text:p>0.5788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52413" calcext:value-type="float">
            <text:p>0.8524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95593" calcext:value-type="float">
            <text:p>0.695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55741" calcext:value-type="float">
            <text:p>0.5557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5368" calcext:value-type="float">
            <text:p>0.55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90723" calcext:value-type="float">
            <text:p>0.3907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3225" calcext:value-type="float">
            <text:p>0.332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30474" calcext:value-type="float">
            <text:p>0.304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1736" calcext:value-type="float">
            <text:p>0.317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9395" calcext:value-type="float">
            <text:p>0.29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247296" calcext:value-type="float">
            <text:p>0.2472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31924" calcext:value-type="float">
            <text:p>0.231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52429" calcext:value-type="float">
            <text:p>0.252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58011" calcext:value-type="float">
            <text:p>0.1580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44343" calcext:value-type="float">
            <text:p>0.1443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95667" calcext:value-type="float">
            <text:p>0.195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12976" calcext:value-type="float">
            <text:p>0.2129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45243" calcext:value-type="float">
            <text:p>0.1452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06614" calcext:value-type="float">
            <text:p>0.2066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55873" calcext:value-type="float">
            <text:p>0.1558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5284" calcext:value-type="float">
            <text:p>0.15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30885" calcext:value-type="float">
            <text:p>0.1308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80614" calcext:value-type="float">
            <text:p>0.0806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62338" calcext:value-type="float">
            <text:p>0.1623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98558" calcext:value-type="float">
            <text:p>0.0985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102994" calcext:value-type="float">
            <text:p>0.1029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86049" calcext:value-type="float">
            <text:p>0.0860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26094" calcext:value-type="float">
            <text:p>0.1260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89542" calcext:value-type="float">
            <text:p>0.0895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81951" calcext:value-type="float">
            <text:p>0.0819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69656" calcext:value-type="float">
            <text:p>0.069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72823" calcext:value-type="float">
            <text:p>0.0728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49789" calcext:value-type="float">
            <text:p>0.0497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50166" calcext:value-type="float">
            <text:p>0.0501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65218" calcext:value-type="float">
            <text:p>0.0652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113529" calcext:value-type="float">
            <text:p>0.1135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102846" calcext:value-type="float">
            <text:p>0.1028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97724" calcext:value-type="float">
            <text:p>0.0977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62177" calcext:value-type="float">
            <text:p>0.0621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79269" calcext:value-type="float">
            <text:p>0.0792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121166" calcext:value-type="float">
            <text:p>0.1211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71038" calcext:value-type="float">
            <text:p>0.071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76216" calcext:value-type="float">
            <text:p>0.076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59425" calcext:value-type="float">
            <text:p>0.0594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53224" calcext:value-type="float">
            <text:p>0.053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063951" calcext:value-type="float">
            <text:p>0.0639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078115" calcext:value-type="float">
            <text:p>0.078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061873" calcext:value-type="float">
            <text:p>0.0618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073051" calcext:value-type="float">
            <text:p>0.073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6238" calcext:value-type="float">
            <text:p>0.06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11564" calcext:value-type="float">
            <text:p>0.115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057895" calcext:value-type="float">
            <text:p>0.0578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053075" calcext:value-type="float">
            <text:p>0.0530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060599" calcext:value-type="float">
            <text:p>0.0605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4733" calcext:value-type="float">
            <text:p>0.047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071646" calcext:value-type="float">
            <text:p>0.0716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075432" calcext:value-type="float">
            <text:p>0.075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097008" calcext:value-type="float">
            <text:p>0.0970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51929" calcext:value-type="float">
            <text:p>0.051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58273" calcext:value-type="float">
            <text:p>0.0582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047445" calcext:value-type="float">
            <text:p>0.0474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099914" calcext:value-type="float">
            <text:p>0.099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4306" calcext:value-type="float">
            <text:p>0.04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027488" calcext:value-type="float">
            <text:p>0.0274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70839" calcext:value-type="float">
            <text:p>0.070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039629" calcext:value-type="float">
            <text:p>0.0396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071229" calcext:value-type="float">
            <text:p>0.0712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045517" calcext:value-type="float">
            <text:p>0.0455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040138" calcext:value-type="float">
            <text:p>0.0401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64477" calcext:value-type="float">
            <text:p>0.0644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51179" calcext:value-type="float">
            <text:p>0.0511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052957" calcext:value-type="float">
            <text:p>0.0529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041456" calcext:value-type="float">
            <text:p>0.0414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045445" calcext:value-type="float">
            <text:p>0.0454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29636" calcext:value-type="float">
            <text:p>0.029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042089" calcext:value-type="float">
            <text:p>0.0420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056854" calcext:value-type="float">
            <text:p>0.0568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073462" calcext:value-type="float">
            <text:p>0.073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60671" calcext:value-type="float">
            <text:p>0.0606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51581" calcext:value-type="float">
            <text:p>0.0515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05283" calcext:value-type="float">
            <text:p>0.052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075095" calcext:value-type="float">
            <text:p>0.0750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055582" calcext:value-type="float">
            <text:p>0.0555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042551" calcext:value-type="float">
            <text:p>0.0425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33121" calcext:value-type="float">
            <text:p>0.033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02386" calcext:value-type="float">
            <text:p>0.02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04371" calcext:value-type="float">
            <text:p>0.043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028929" calcext:value-type="float">
            <text:p>0.028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02648" calcext:value-type="float">
            <text:p>0.026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48549" calcext:value-type="float">
            <text:p>0.0485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4286" calcext:value-type="float">
            <text:p>0.04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037373" calcext:value-type="float">
            <text:p>0.0373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05035" calcext:value-type="float">
            <text:p>0.050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028034" calcext:value-type="float">
            <text:p>0.0280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43589" calcext:value-type="float">
            <text:p>0.0435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067343" calcext:value-type="float">
            <text:p>0.0673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117767" calcext:value-type="float">
            <text:p>0.1177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115534" calcext:value-type="float">
            <text:p>0.1155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061821" calcext:value-type="float">
            <text:p>0.0618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060709" calcext:value-type="float">
            <text:p>0.060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10569" calcext:value-type="float">
            <text:p>0.105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08485" calcext:value-type="float">
            <text:p>0.084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056067" calcext:value-type="float">
            <text:p>0.0560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038882" calcext:value-type="float">
            <text:p>0.0388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33147" calcext:value-type="float">
            <text:p>0.0331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032808" calcext:value-type="float">
            <text:p>0.0328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019132" calcext:value-type="float">
            <text:p>0.0191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028653" calcext:value-type="float">
            <text:p>0.0286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022438" calcext:value-type="float">
            <text:p>0.0224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024736" calcext:value-type="float">
            <text:p>0.0247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020578" calcext:value-type="float">
            <text:p>0.0205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028016" calcext:value-type="float">
            <text:p>0.0280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035165" calcext:value-type="float">
            <text:p>0.0351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031217" calcext:value-type="float">
            <text:p>0.0312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47927" calcext:value-type="float">
            <text:p>0.047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048444" calcext:value-type="float">
            <text:p>0.048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089173" calcext:value-type="float">
            <text:p>0.0891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033454" calcext:value-type="float">
            <text:p>0.0334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04292" calcext:value-type="float">
            <text:p>0.04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031532" calcext:value-type="float">
            <text:p>0.0315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02343" calcext:value-type="float">
            <text:p>0.023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031059" calcext:value-type="float">
            <text:p>0.0310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29604" calcext:value-type="float">
            <text:p>0.0296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048667" calcext:value-type="float">
            <text:p>0.048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27307" calcext:value-type="float">
            <text:p>0.0273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015719" calcext:value-type="float">
            <text:p>0.0157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033691" calcext:value-type="float">
            <text:p>0.0336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022294" calcext:value-type="float">
            <text:p>0.0222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016411" calcext:value-type="float">
            <text:p>0.0164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019081" calcext:value-type="float">
            <text:p>0.0190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025311" calcext:value-type="float">
            <text:p>0.0253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027571" calcext:value-type="float">
            <text:p>0.0275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032324" calcext:value-type="float">
            <text:p>0.0323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025683" calcext:value-type="float">
            <text:p>0.0256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20694" calcext:value-type="float">
            <text:p>0.0206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016894" calcext:value-type="float">
            <text:p>0.0168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047566" calcext:value-type="float">
            <text:p>0.0475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016973" calcext:value-type="float">
            <text:p>0.0169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01867" calcext:value-type="float">
            <text:p>0.018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015614" calcext:value-type="float">
            <text:p>0.0156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007478" calcext:value-type="float">
            <text:p>0.0074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019239" calcext:value-type="float">
            <text:p>0.0192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012837" calcext:value-type="float">
            <text:p>0.0128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01422" calcext:value-type="float">
            <text:p>0.01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12222" calcext:value-type="float">
            <text:p>0.012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019165" calcext:value-type="float">
            <text:p>0.0191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012619" calcext:value-type="float">
            <text:p>0.012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014006" calcext:value-type="float">
            <text:p>0.0140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010375" calcext:value-type="float">
            <text:p>0.010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032195" calcext:value-type="float">
            <text:p>0.032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029361" calcext:value-type="float">
            <text:p>0.0293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021586" calcext:value-type="float">
            <text:p>0.0215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081379" calcext:value-type="float">
            <text:p>0.0813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021958" calcext:value-type="float">
            <text:p>0.0219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26684" calcext:value-type="float">
            <text:p>0.0266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04196" calcext:value-type="float">
            <text:p>0.041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030024" calcext:value-type="float">
            <text:p>0.0300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029928" calcext:value-type="float">
            <text:p>0.029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014847" calcext:value-type="float">
            <text:p>0.0148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050225" calcext:value-type="float">
            <text:p>0.0502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040776" calcext:value-type="float">
            <text:p>0.0407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022813" calcext:value-type="float">
            <text:p>0.0228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027526" calcext:value-type="float">
            <text:p>0.0275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02287" calcext:value-type="float">
            <text:p>0.022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20273" calcext:value-type="float">
            <text:p>0.0202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017049" calcext:value-type="float">
            <text:p>0.0170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037987" calcext:value-type="float">
            <text:p>0.0379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03762" calcext:value-type="float">
            <text:p>0.03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034602" calcext:value-type="float">
            <text:p>0.0346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02451" calcext:value-type="float">
            <text:p>0.024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087259" calcext:value-type="float">
            <text:p>0.0872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028994" calcext:value-type="float">
            <text:p>0.0289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032955" calcext:value-type="float">
            <text:p>0.032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075545" calcext:value-type="float">
            <text:p>0.0755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27925" calcext:value-type="float">
            <text:p>0.027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022454" calcext:value-type="float">
            <text:p>0.0224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028764" calcext:value-type="float">
            <text:p>0.0287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046365" calcext:value-type="float">
            <text:p>0.0463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025723" calcext:value-type="float">
            <text:p>0.0257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023347" calcext:value-type="float">
            <text:p>0.0233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035434" calcext:value-type="float">
            <text:p>0.0354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01658" calcext:value-type="float">
            <text:p>0.016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020206" calcext:value-type="float">
            <text:p>0.020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011542" calcext:value-type="float">
            <text:p>0.0115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14382" calcext:value-type="float">
            <text:p>0.0143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011972" calcext:value-type="float">
            <text:p>0.0119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018036" calcext:value-type="float">
            <text:p>0.0180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028527" calcext:value-type="float">
            <text:p>0.028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022503" calcext:value-type="float">
            <text:p>0.0225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016791" calcext:value-type="float">
            <text:p>0.0167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039159" calcext:value-type="float">
            <text:p>0.039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021829" calcext:value-type="float">
            <text:p>0.0218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023477" calcext:value-type="float">
            <text:p>0.0234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037514" calcext:value-type="float">
            <text:p>0.0375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 loss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2702" calcext:value-type="float">
            <text:p>0.027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66.000049" calcext:value-type="float">
            <text:p>1466.0000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6690.661168" calcext:value-type="float">
            <text:p>146690.661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79395.734772" calcext:value-type="float">
            <text:p>1479395.734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5044" calcext:value-type="float">
            <text:p>1.350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313888" calcext:value-type="float">
            <text:p>1.3138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300399" calcext:value-type="float">
            <text:p>1.300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85300492667249E+031" calcext:value-type="float">
            <text:p>5.85300492667249E+0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03.701945" calcext:value-type="float">
            <text:p>1003.701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3.255597" calcext:value-type="float">
            <text:p>193.2555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5.699543" calcext:value-type="float">
            <text:p>45.699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.685511" calcext:value-type="float">
            <text:p>9.6855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.303655" calcext:value-type="float">
            <text:p>16.3036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.053297" calcext:value-type="float">
            <text:p>6.053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268876" calcext:value-type="float">
            <text:p>1.2688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.854529" calcext:value-type="float">
            <text:p>12.8545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215277" calcext:value-type="float">
            <text:p>2.2152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.56839" calcext:value-type="float">
            <text:p>17.56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.848149" calcext:value-type="float">
            <text:p>2.8481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.24778" calcext:value-type="float">
            <text:p>8.24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175257" calcext:value-type="float">
            <text:p>3.1752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48974" calcext:value-type="float">
            <text:p>0.4489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16146" calcext:value-type="float">
            <text:p>0.316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685268" calcext:value-type="float">
            <text:p>3.685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99176" calcext:value-type="float">
            <text:p>0.599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2.444832" calcext:value-type="float">
            <text:p>42.4448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33112" calcext:value-type="float">
            <text:p>0.233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5.057752" calcext:value-type="float">
            <text:p>35.0577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4.524352" calcext:value-type="float">
            <text:p>24.5243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88543" calcext:value-type="float">
            <text:p>0.388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430417" calcext:value-type="float">
            <text:p>0.4304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80577" calcext:value-type="float">
            <text:p>0.5805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55.358103" calcext:value-type="float">
            <text:p>355.358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.775924" calcext:value-type="float">
            <text:p>4.775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900122" calcext:value-type="float">
            <text:p>3.9001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505133" calcext:value-type="float">
            <text:p>0.5051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487895" calcext:value-type="float">
            <text:p>1.4878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327503" calcext:value-type="float">
            <text:p>0.3275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23033" calcext:value-type="float">
            <text:p>0.230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134066" calcext:value-type="float">
            <text:p>0.1340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102359" calcext:value-type="float">
            <text:p>0.1023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160165" calcext:value-type="float">
            <text:p>0.1601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65.452494" calcext:value-type="float">
            <text:p>165.4524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3.177055" calcext:value-type="float">
            <text:p>103.1770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62917" calcext:value-type="float">
            <text:p>0.962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158411" calcext:value-type="float">
            <text:p>0.1584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330094" calcext:value-type="float">
            <text:p>0.3300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413494" calcext:value-type="float">
            <text:p>1.4134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34125" calcext:value-type="float">
            <text:p>0.34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5.809838" calcext:value-type="float">
            <text:p>65.8098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842301" calcext:value-type="float">
            <text:p>0.842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1.683573" calcext:value-type="float">
            <text:p>31.6835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253082" calcext:value-type="float">
            <text:p>0.2530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295072" calcext:value-type="float">
            <text:p>0.295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187077" calcext:value-type="float">
            <text:p>0.1870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467104" calcext:value-type="float">
            <text:p>0.467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8.390158" calcext:value-type="float">
            <text:p>28.3901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202755" calcext:value-type="float">
            <text:p>0.202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.374916" calcext:value-type="float">
            <text:p>2.374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3.100213" calcext:value-type="float">
            <text:p>13.1002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.85158" calcext:value-type="float">
            <text:p>1.851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673463" calcext:value-type="float">
            <text:p>0.6734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409552" calcext:value-type="float">
            <text:p>0.4095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058458" calcext:value-type="float">
            <text:p>0.0584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.647087" calcext:value-type="float">
            <text:p>3.6470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308225" calcext:value-type="float">
            <text:p>0.3082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141595" calcext:value-type="float">
            <text:p>0.14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021306" calcext:value-type="float">
            <text:p>0.021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.869968" calcext:value-type="float">
            <text:p>3.8699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085907" calcext:value-type="float">
            <text:p>0.085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562753" calcext:value-type="float">
            <text:p>0.5627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100086" calcext:value-type="float">
            <text:p>0.1000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11167" calcext:value-type="float">
            <text:p>0.111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324155" calcext:value-type="float">
            <text:p>0.324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156012" calcext:value-type="float">
            <text:p>0.156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133016" calcext:value-type="float">
            <text:p>0.1330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22996" calcext:value-type="float">
            <text:p>0.22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110813" calcext:value-type="float">
            <text:p>0.1108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.088779" calcext:value-type="float">
            <text:p>2.0887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087546" calcext:value-type="float">
            <text:p>0.0875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.139045" calcext:value-type="float">
            <text:p>3.1390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5449" calcext:value-type="float">
            <text:p>0.054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043397" calcext:value-type="float">
            <text:p>0.0433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119325" calcext:value-type="float">
            <text:p>0.1193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123704" calcext:value-type="float">
            <text:p>0.1237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30118" calcext:value-type="float">
            <text:p>0.030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14.569013" calcext:value-type="float">
            <text:p>114.5690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246409" calcext:value-type="float">
            <text:p>0.2464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617171" calcext:value-type="float">
            <text:p>0.6171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492608" calcext:value-type="float">
            <text:p>0.4926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689414" calcext:value-type="float">
            <text:p>1.6894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65661" calcext:value-type="float">
            <text:p>0.0656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048848" calcext:value-type="float">
            <text:p>0.0488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084195" calcext:value-type="float">
            <text:p>0.084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098855" calcext:value-type="float">
            <text:p>0.0988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.345437" calcext:value-type="float">
            <text:p>5.3454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395491" calcext:value-type="float">
            <text:p>0.3954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148288" calcext:value-type="float">
            <text:p>0.148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28629" calcext:value-type="float">
            <text:p>0.286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269147" calcext:value-type="float">
            <text:p>0.2691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125534" calcext:value-type="float">
            <text:p>0.1255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6.145161" calcext:value-type="float">
            <text:p>56.1451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437543" calcext:value-type="float">
            <text:p>0.437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687019" calcext:value-type="float">
            <text:p>0.6870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66896" calcext:value-type="float">
            <text:p>0.668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465413" calcext:value-type="float">
            <text:p>0.4654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39206" calcext:value-type="float">
            <text:p>0.39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4.063498" calcext:value-type="float">
            <text:p>4.0634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311053" calcext:value-type="float">
            <text:p>0.3110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16833" calcext:value-type="float">
            <text:p>0.168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512377" calcext:value-type="float">
            <text:p>0.5123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417256" calcext:value-type="float">
            <text:p>0.4172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280761" calcext:value-type="float">
            <text:p>0.2807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111749" calcext:value-type="float">
            <text:p>0.1117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120107" calcext:value-type="float">
            <text:p>0.120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197294" calcext:value-type="float">
            <text:p>0.1972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230478" calcext:value-type="float">
            <text:p>0.2304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258289" calcext:value-type="float">
            <text:p>0.2582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621935" calcext:value-type="float">
            <text:p>0.621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200597" calcext:value-type="float">
            <text:p>0.2005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.118983" calcext:value-type="float">
            <text:p>1.1189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144256" calcext:value-type="float">
            <text:p>0.1442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251403" calcext:value-type="float">
            <text:p>0.2514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328696" calcext:value-type="float">
            <text:p>0.328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451801" calcext:value-type="float">
            <text:p>0.4518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17328" calcext:value-type="float">
            <text:p>0.173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083284" calcext:value-type="float">
            <text:p>0.083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091501" calcext:value-type="float">
            <text:p>0.0915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126679" calcext:value-type="float">
            <text:p>0.1266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107464" calcext:value-type="float">
            <text:p>0.1074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0.597988" calcext:value-type="float">
            <text:p>10.5979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133966" calcext:value-type="float">
            <text:p>0.1339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081858" calcext:value-type="float">
            <text:p>0.0818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102002" calcext:value-type="float">
            <text:p>0.1020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025587" calcext:value-type="float">
            <text:p>0.0255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065764" calcext:value-type="float">
            <text:p>0.0657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376166" calcext:value-type="float">
            <text:p>0.3761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028509" calcext:value-type="float">
            <text:p>0.0285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079634" calcext:value-type="float">
            <text:p>0.0796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286821" calcext:value-type="float">
            <text:p>0.2868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064814" calcext:value-type="float">
            <text:p>0.0648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56848" calcext:value-type="float">
            <text:p>0.0568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303249" calcext:value-type="float">
            <text:p>0.3032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440391" calcext:value-type="float">
            <text:p>0.4403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022722" calcext:value-type="float">
            <text:p>0.0227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122319" calcext:value-type="float">
            <text:p>0.1223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02594" calcext:value-type="float">
            <text:p>0.025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152314" calcext:value-type="float">
            <text:p>0.152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355773" calcext:value-type="float">
            <text:p>0.3557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4.710862" calcext:value-type="float">
            <text:p>4.7108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166632" calcext:value-type="float">
            <text:p>0.1666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190331" calcext:value-type="float">
            <text:p>0.1903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308093" calcext:value-type="float">
            <text:p>0.308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13842" calcext:value-type="float">
            <text:p>0.138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52.064585" calcext:value-type="float">
            <text:p>52.0645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0.880883" calcext:value-type="float">
            <text:p>10.8808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382364" calcext:value-type="float">
            <text:p>0.382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698899" calcext:value-type="float">
            <text:p>0.6988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6.571521" calcext:value-type="float">
            <text:p>16.571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127871" calcext:value-type="float">
            <text:p>0.1278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268094" calcext:value-type="float">
            <text:p>0.2680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117188" calcext:value-type="float">
            <text:p>0.117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489096" calcext:value-type="float">
            <text:p>0.4890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145007" calcext:value-type="float">
            <text:p>0.1450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141203" calcext:value-type="float">
            <text:p>0.1412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106239" calcext:value-type="float">
            <text:p>0.1062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43.504585" calcext:value-type="float">
            <text:p>43.5045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3.704083" calcext:value-type="float">
            <text:p>13.7040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85.390194" calcext:value-type="float">
            <text:p>85.390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192623" calcext:value-type="float">
            <text:p>0.1926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078894" calcext:value-type="float">
            <text:p>0.0788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136145" calcext:value-type="float">
            <text:p>0.1361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1.165301" calcext:value-type="float">
            <text:p>11.165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23.545609" calcext:value-type="float">
            <text:p>23.5456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111955" calcext:value-type="float">
            <text:p>0.111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057516" calcext:value-type="float">
            <text:p>0.0575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.814589" calcext:value-type="float">
            <text:p>1.8145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10557" calcext:value-type="float">
            <text:p>0.105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130363" calcext:value-type="float">
            <text:p>0.1303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.801727" calcext:value-type="float">
            <text:p>4.801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150482" calcext:value-type="float">
            <text:p>0.1504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72327" calcext:value-type="float">
            <text:p>0.0723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369111" calcext:value-type="float">
            <text:p>0.369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133026" calcext:value-type="float">
            <text:p>0.1330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5.795049" calcext:value-type="float">
            <text:p>5.7950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210388" calcext:value-type="float">
            <text:p>0.2103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262638" calcext:value-type="float">
            <text:p>0.262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106049" calcext:value-type="float">
            <text:p>0.1060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055018" calcext:value-type="float">
            <text:p>0.0550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038207" calcext:value-type="float">
            <text:p>0.0382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07814" calcext:value-type="float">
            <text:p>0.078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.04303" calcext:value-type="float">
            <text:p>1.043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2.117229" calcext:value-type="float">
            <text:p>2.1172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089546" calcext:value-type="float">
            <text:p>0.0895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292852" calcext:value-type="float">
            <text:p>0.2928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296834" calcext:value-type="float">
            <text:p>0.2968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114889" calcext:value-type="float">
            <text:p>0.114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334001" calcext:value-type="float">
            <text:p>0.334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061685" calcext:value-type="float">
            <text:p>0.0616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584558" calcext:value-type="float">
            <text:p>0.5845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29331" calcext:value-type="float">
            <text:p>0.293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mean_loss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09326" calcext:value-type="float">
            <text:p>0.1093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94238" calcext:value-type="float">
            <text:p>0.194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92793" calcext:value-type="float">
            <text:p>0.292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26797" calcext:value-type="float">
            <text:p>0.2267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05684" calcext:value-type="float">
            <text:p>0.7056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1207" calcext:value-type="float">
            <text:p>0.712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1043" calcext:value-type="float">
            <text:p>0.710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78984" calcext:value-type="float">
            <text:p>0.1789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03164" calcext:value-type="float">
            <text:p>0.103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01562" calcext:value-type="float">
            <text:p>0.1015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99727" calcext:value-type="float">
            <text:p>0.099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13613" calcext:value-type="float">
            <text:p>0.1136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0209" calcext:value-type="float">
            <text:p>0.10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81348" calcext:value-type="float">
            <text:p>0.1813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79414" calcext:value-type="float">
            <text:p>0.4794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47344" calcext:value-type="float">
            <text:p>0.1473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06758" calcext:value-type="float">
            <text:p>0.4067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26625" calcext:value-type="float">
            <text:p>0.26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74375" calcext:value-type="float">
            <text:p>0.374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52377" calcext:value-type="float">
            <text:p>0.523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45781" calcext:value-type="float">
            <text:p>0.6457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58203" calcext:value-type="float">
            <text:p>0.8582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12734" calcext:value-type="float">
            <text:p>0.9127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12793" calcext:value-type="float">
            <text:p>0.612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71133" calcext:value-type="float">
            <text:p>0.7711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01309" calcext:value-type="float">
            <text:p>0.1013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1875" calcext:value-type="float">
            <text:p>0.918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18984" calcext:value-type="float">
            <text:p>0.1189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07578" calcext:value-type="float">
            <text:p>0.3075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46934" calcext:value-type="float">
            <text:p>0.846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84627" calcext:value-type="float">
            <text:p>0.846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86035" calcext:value-type="float">
            <text:p>0.7860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98906" calcext:value-type="float">
            <text:p>0.0989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194785" calcext:value-type="float">
            <text:p>0.1947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627715" calcext:value-type="float">
            <text:p>0.6277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2377" calcext:value-type="float">
            <text:p>0.823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7125" calcext:value-type="float">
            <text:p>0.67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874062" calcext:value-type="float">
            <text:p>0.8740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910645" calcext:value-type="float">
            <text:p>0.9106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95168" calcext:value-type="float">
            <text:p>0.95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57305" calcext:value-type="float">
            <text:p>0.957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940098" calcext:value-type="float">
            <text:p>0.9400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99629" calcext:value-type="float">
            <text:p>0.0996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101914" calcext:value-type="float">
            <text:p>0.101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683926" calcext:value-type="float">
            <text:p>0.683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951504" calcext:value-type="float">
            <text:p>0.9515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6709" calcext:value-type="float">
            <text:p>0.86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623281" calcext:value-type="float">
            <text:p>0.6232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77656" calcext:value-type="float">
            <text:p>0.877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99727" calcext:value-type="float">
            <text:p>0.099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686504" calcext:value-type="float">
            <text:p>0.6865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0127" calcext:value-type="float">
            <text:p>0.101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91332" calcext:value-type="float">
            <text:p>0.913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886855" calcext:value-type="float">
            <text:p>0.8868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25879" calcext:value-type="float">
            <text:p>0.9258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829043" calcext:value-type="float">
            <text:p>0.8290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100703" calcext:value-type="float">
            <text:p>0.1007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34512" calcext:value-type="float">
            <text:p>0.934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569473" calcext:value-type="float">
            <text:p>0.5694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41209" calcext:value-type="float">
            <text:p>0.41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663828" calcext:value-type="float">
            <text:p>0.6638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46855" calcext:value-type="float">
            <text:p>0.7468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845469" calcext:value-type="float">
            <text:p>0.8454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79434" calcext:value-type="float">
            <text:p>0.9794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58252" calcext:value-type="float">
            <text:p>0.58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05215" calcext:value-type="float">
            <text:p>0.9052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52324" calcext:value-type="float">
            <text:p>0.9523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93496" calcext:value-type="float">
            <text:p>0.9934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549844" calcext:value-type="float">
            <text:p>0.5498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71914" calcext:value-type="float">
            <text:p>0.971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775" calcext:value-type="float">
            <text:p>0.77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63262" calcext:value-type="float">
            <text:p>0.9632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62207" calcext:value-type="float">
            <text:p>0.9622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86709" calcext:value-type="float">
            <text:p>0.86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40684" calcext:value-type="float">
            <text:p>0.9406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45859" calcext:value-type="float">
            <text:p>0.9458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08965" calcext:value-type="float">
            <text:p>0.9089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60313" calcext:value-type="float">
            <text:p>0.9603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577383" calcext:value-type="float">
            <text:p>0.5773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73145" calcext:value-type="float">
            <text:p>0.9731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54752" calcext:value-type="float">
            <text:p>0.547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82168" calcext:value-type="float">
            <text:p>0.982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83496" calcext:value-type="float">
            <text:p>0.9834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44551" calcext:value-type="float">
            <text:p>0.9445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75313" calcext:value-type="float">
            <text:p>0.9753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90547" calcext:value-type="float">
            <text:p>0.9905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1025" calcext:value-type="float">
            <text:p>0.10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07383" calcext:value-type="float">
            <text:p>0.9073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798066" calcext:value-type="float">
            <text:p>0.7980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831562" calcext:value-type="float">
            <text:p>0.8315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751543" calcext:value-type="float">
            <text:p>0.751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76094" calcext:value-type="float">
            <text:p>0.9760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82051" calcext:value-type="float">
            <text:p>0.982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6543" calcext:value-type="float">
            <text:p>0.96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70215" calcext:value-type="float">
            <text:p>0.9702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665078" calcext:value-type="float">
            <text:p>0.6650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859004" calcext:value-type="float">
            <text:p>0.859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61973" calcext:value-type="float">
            <text:p>0.9619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0625" calcext:value-type="float">
            <text:p>0.90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27539" calcext:value-type="float">
            <text:p>0.9275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49121" calcext:value-type="float">
            <text:p>0.949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99609" calcext:value-type="float">
            <text:p>0.0996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858809" calcext:value-type="float">
            <text:p>0.8588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856602" calcext:value-type="float">
            <text:p>0.8566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757598" calcext:value-type="float">
            <text:p>0.7575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828223" calcext:value-type="float">
            <text:p>0.8282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891699" calcext:value-type="float">
            <text:p>0.89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38209" calcext:value-type="float">
            <text:p>0.38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00781" calcext:value-type="float">
            <text:p>0.9007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42168" calcext:value-type="float">
            <text:p>0.942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849941" calcext:value-type="float">
            <text:p>0.8499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841836" calcext:value-type="float">
            <text:p>0.8418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899531" calcext:value-type="float">
            <text:p>0.8995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54238" calcext:value-type="float">
            <text:p>0.954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57285" calcext:value-type="float">
            <text:p>0.9572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22813" calcext:value-type="float">
            <text:p>0.9228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896758" calcext:value-type="float">
            <text:p>0.8967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898145" calcext:value-type="float">
            <text:p>0.8981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817441" calcext:value-type="float">
            <text:p>0.8174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48008" calcext:value-type="float">
            <text:p>0.9480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775195" calcext:value-type="float">
            <text:p>0.775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949648" calcext:value-type="float">
            <text:p>0.9496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25469" calcext:value-type="float">
            <text:p>0.9254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905527" calcext:value-type="float">
            <text:p>0.905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838457" calcext:value-type="float">
            <text:p>0.8384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36074" calcext:value-type="float">
            <text:p>0.9360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725" calcext:value-type="float">
            <text:p>0.97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62305" calcext:value-type="float">
            <text:p>0.962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53438" calcext:value-type="float">
            <text:p>0.9534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65723" calcext:value-type="float">
            <text:p>0.9657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416563" calcext:value-type="float">
            <text:p>0.4165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50977" calcext:value-type="float">
            <text:p>0.9509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77109" calcext:value-type="float">
            <text:p>0.977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58027" calcext:value-type="float">
            <text:p>0.9580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91152" calcext:value-type="float">
            <text:p>0.991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71094" calcext:value-type="float">
            <text:p>0.9710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831719" calcext:value-type="float">
            <text:p>0.8317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8873" calcext:value-type="float">
            <text:p>0.988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97541" calcext:value-type="float">
            <text:p>0.975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887207" calcext:value-type="float">
            <text:p>0.8872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8123" calcext:value-type="float">
            <text:p>0.981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975723" calcext:value-type="float">
            <text:p>0.9757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885605" calcext:value-type="float">
            <text:p>0.8856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816621" calcext:value-type="float">
            <text:p>0.8166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90801" calcext:value-type="float">
            <text:p>0.9908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952266" calcext:value-type="float">
            <text:p>0.9522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988301" calcext:value-type="float">
            <text:p>0.988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937148" calcext:value-type="float">
            <text:p>0.9371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860059" calcext:value-type="float">
            <text:p>0.8600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185469" calcext:value-type="float">
            <text:p>0.1854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939785" calcext:value-type="float">
            <text:p>0.9397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928711" calcext:value-type="float">
            <text:p>0.9287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895" calcext:value-type="float">
            <text:p>0.8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947969" calcext:value-type="float">
            <text:p>0.9479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102383" calcext:value-type="float">
            <text:p>0.1023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212344" calcext:value-type="float">
            <text:p>0.2123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888574" calcext:value-type="float">
            <text:p>0.8885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790645" calcext:value-type="float">
            <text:p>0.7906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136504" calcext:value-type="float">
            <text:p>0.1365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959668" calcext:value-type="float">
            <text:p>0.9596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897246" calcext:value-type="float">
            <text:p>0.8972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962441" calcext:value-type="float">
            <text:p>0.9624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838867" calcext:value-type="float">
            <text:p>0.8388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939707" calcext:value-type="float">
            <text:p>0.9397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952891" calcext:value-type="float">
            <text:p>0.9528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962793" calcext:value-type="float">
            <text:p>0.962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115625" calcext:value-type="float">
            <text:p>0.115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100762" calcext:value-type="float">
            <text:p>0.100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100215" calcext:value-type="float">
            <text:p>0.1002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934473" calcext:value-type="float">
            <text:p>0.9344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970156" calcext:value-type="float">
            <text:p>0.970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952305" calcext:value-type="float">
            <text:p>0.952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458789" calcext:value-type="float">
            <text:p>0.4587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114062" calcext:value-type="float">
            <text:p>0.1140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967227" calcext:value-type="float">
            <text:p>0.9672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980703" calcext:value-type="float">
            <text:p>0.9807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647402" calcext:value-type="float">
            <text:p>0.6474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960918" calcext:value-type="float">
            <text:p>0.960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952187" calcext:value-type="float">
            <text:p>0.9521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24584" calcext:value-type="float">
            <text:p>0.245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940742" calcext:value-type="float">
            <text:p>0.9407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974805" calcext:value-type="float">
            <text:p>0.974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895312" calcext:value-type="float">
            <text:p>0.895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958203" calcext:value-type="float">
            <text:p>0.9582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399336" calcext:value-type="float">
            <text:p>0.3993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914531" calcext:value-type="float">
            <text:p>0.9145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896406" calcext:value-type="float">
            <text:p>0.8964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960508" calcext:value-type="float">
            <text:p>0.9605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98123" calcext:value-type="float">
            <text:p>0.981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986758" calcext:value-type="float">
            <text:p>0.9867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974922" calcext:value-type="float">
            <text:p>0.974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673301" calcext:value-type="float">
            <text:p>0.673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528164" calcext:value-type="float">
            <text:p>0.528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976387" calcext:value-type="float">
            <text:p>0.9763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93668" calcext:value-type="float">
            <text:p>0.936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912129" calcext:value-type="float">
            <text:p>0.912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958359" calcext:value-type="float">
            <text:p>0.9583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919551" calcext:value-type="float">
            <text:p>0.9195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979727" calcext:value-type="float">
            <text:p>0.979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860371" calcext:value-type="float">
            <text:p>0.8603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961074" calcext:value-type="float">
            <text:p>0.9610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_accurac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969063" calcext:value-type="float">
            <text:p>0.9690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77503" calcext:value-type="float">
            <text:p>0.0775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373" calcext:value-type="float">
            <text:p>0.073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1705" calcext:value-type="float">
            <text:p>0.0617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76421" calcext:value-type="float">
            <text:p>0.1764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7682" calcext:value-type="float">
            <text:p>0.1876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89746" calcext:value-type="float">
            <text:p>0.1897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47894" calcext:value-type="float">
            <text:p>0.0478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25791" calcext:value-type="float">
            <text:p>0.0257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25391" calcext:value-type="float">
            <text:p>0.0253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24932" calcext:value-type="float">
            <text:p>0.024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42798" calcext:value-type="float">
            <text:p>0.0427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25522" calcext:value-type="float">
            <text:p>0.0255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22319" calcext:value-type="float">
            <text:p>0.1223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330059" calcext:value-type="float">
            <text:p>0.3300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66042" calcext:value-type="float">
            <text:p>0.0660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70323" calcext:value-type="float">
            <text:p>0.3703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34904" calcext:value-type="float">
            <text:p>0.134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72937" calcext:value-type="float">
            <text:p>0.272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422396" calcext:value-type="float">
            <text:p>0.4223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54964" calcext:value-type="float">
            <text:p>0.549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23677" calcext:value-type="float">
            <text:p>0.6236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713159" calcext:value-type="float">
            <text:p>0.713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03071" calcext:value-type="float">
            <text:p>0.5030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8044" calcext:value-type="float">
            <text:p>0.680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25327" calcext:value-type="float">
            <text:p>0.0253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787665" calcext:value-type="float">
            <text:p>0.7876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32492" calcext:value-type="float">
            <text:p>0.0324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72759" calcext:value-type="float">
            <text:p>0.1727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683606" calcext:value-type="float">
            <text:p>0.6836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22199" calcext:value-type="float">
            <text:p>0.7221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639624" calcext:value-type="float">
            <text:p>0.639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24727" calcext:value-type="float">
            <text:p>0.024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105523" calcext:value-type="float">
            <text:p>0.1055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55589" calcext:value-type="float">
            <text:p>0.555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57068" calcext:value-type="float">
            <text:p>0.757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496601" calcext:value-type="float">
            <text:p>0.4966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31513" calcext:value-type="float">
            <text:p>0.7315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42583" calcext:value-type="float">
            <text:p>0.8425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96083" calcext:value-type="float">
            <text:p>0.8960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97588" calcext:value-type="float">
            <text:p>0.897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59241" calcext:value-type="float">
            <text:p>0.8592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24907" calcext:value-type="float">
            <text:p>0.024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25479" calcext:value-type="float">
            <text:p>0.025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675213" calcext:value-type="float">
            <text:p>0.6752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91063" calcext:value-type="float">
            <text:p>0.8910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01545" calcext:value-type="float">
            <text:p>0.8015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551309" calcext:value-type="float">
            <text:p>0.5513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762091" calcext:value-type="float">
            <text:p>0.7620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24932" calcext:value-type="float">
            <text:p>0.024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510657" calcext:value-type="float">
            <text:p>0.5106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5317" calcext:value-type="float">
            <text:p>0.0253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749202" calcext:value-type="float">
            <text:p>0.7492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738857" calcext:value-type="float">
            <text:p>0.7388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799154" calcext:value-type="float">
            <text:p>0.7991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695957" calcext:value-type="float">
            <text:p>0.6959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25176" calcext:value-type="float">
            <text:p>0.025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849556" calcext:value-type="float">
            <text:p>0.849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481176" calcext:value-type="float">
            <text:p>0.481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324267" calcext:value-type="float">
            <text:p>0.3242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595916" calcext:value-type="float">
            <text:p>0.595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631695" calcext:value-type="float">
            <text:p>0.631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761484" calcext:value-type="float">
            <text:p>0.7614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35761" calcext:value-type="float">
            <text:p>0.9357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500012" calcext:value-type="float">
            <text:p>0.500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842375" calcext:value-type="float">
            <text:p>0.842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887804" calcext:value-type="float">
            <text:p>0.8878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78392" calcext:value-type="float">
            <text:p>0.978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586218" calcext:value-type="float">
            <text:p>0.5862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22972" calcext:value-type="float">
            <text:p>0.9229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22988" calcext:value-type="float">
            <text:p>0.7229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29496" calcext:value-type="float">
            <text:p>0.9294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14612" calcext:value-type="float">
            <text:p>0.914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821667" calcext:value-type="float">
            <text:p>0.821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847812" calcext:value-type="float">
            <text:p>0.8478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892299" calcext:value-type="float">
            <text:p>0.892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798186" calcext:value-type="float">
            <text:p>0.7981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886935" calcext:value-type="float">
            <text:p>0.886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484089" calcext:value-type="float">
            <text:p>0.4840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897345" calcext:value-type="float">
            <text:p>0.8973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487142" calcext:value-type="float">
            <text:p>0.4871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54357" calcext:value-type="float">
            <text:p>0.954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37516" calcext:value-type="float">
            <text:p>0.9375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891756" calcext:value-type="float">
            <text:p>0.8917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07735" calcext:value-type="float">
            <text:p>0.9077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71051" calcext:value-type="float">
            <text:p>0.971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36922" calcext:value-type="float">
            <text:p>0.036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800904" calcext:value-type="float">
            <text:p>0.800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711373" calcext:value-type="float">
            <text:p>0.7113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767926" calcext:value-type="float">
            <text:p>0.767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718202" calcext:value-type="float">
            <text:p>0.7182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34067" calcext:value-type="float">
            <text:p>0.9340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46975" calcext:value-type="float">
            <text:p>0.9469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23088" calcext:value-type="float">
            <text:p>0.9230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39839" calcext:value-type="float">
            <text:p>0.939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594104" calcext:value-type="float">
            <text:p>0.594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738013" calcext:value-type="float">
            <text:p>0.7380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881772" calcext:value-type="float">
            <text:p>0.881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801347" calcext:value-type="float">
            <text:p>0.8013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849075" calcext:value-type="float">
            <text:p>0.8490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883762" calcext:value-type="float">
            <text:p>0.883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24902" calcext:value-type="float">
            <text:p>0.0249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725924" calcext:value-type="float">
            <text:p>0.725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667333" calcext:value-type="float">
            <text:p>0.667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546591" calcext:value-type="float">
            <text:p>0.5465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748174" calcext:value-type="float">
            <text:p>0.7481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810284" calcext:value-type="float">
            <text:p>0.810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2798" calcext:value-type="float">
            <text:p>0.27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783878" calcext:value-type="float">
            <text:p>0.783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864354" calcext:value-type="float">
            <text:p>0.8643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733929" calcext:value-type="float">
            <text:p>0.733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714521" calcext:value-type="float">
            <text:p>0.714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79461" calcext:value-type="float">
            <text:p>0.794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00833" calcext:value-type="float">
            <text:p>0.9008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899163" calcext:value-type="float">
            <text:p>0.899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854685" calcext:value-type="float">
            <text:p>0.8546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83476" calcext:value-type="float">
            <text:p>0.834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777393" calcext:value-type="float">
            <text:p>0.7773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723968" calcext:value-type="float">
            <text:p>0.7239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857713" calcext:value-type="float">
            <text:p>0.8577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681643" calcext:value-type="float">
            <text:p>0.6816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862693" calcext:value-type="float">
            <text:p>0.8626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824704" calcext:value-type="float">
            <text:p>0.8247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821719" calcext:value-type="float">
            <text:p>0.8217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793685" calcext:value-type="float">
            <text:p>0.7936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821978" calcext:value-type="float">
            <text:p>0.8219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22838" calcext:value-type="float">
            <text:p>0.9228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89758" calcext:value-type="float">
            <text:p>0.897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891568" calcext:value-type="float">
            <text:p>0.8915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07692" calcext:value-type="float">
            <text:p>0.9076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369302" calcext:value-type="float">
            <text:p>0.3693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895284" calcext:value-type="float">
            <text:p>0.895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15587" calcext:value-type="float">
            <text:p>0.9155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02975" calcext:value-type="float">
            <text:p>0.9029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76656" calcext:value-type="float">
            <text:p>0.976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3222" calcext:value-type="float">
            <text:p>0.93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781887" calcext:value-type="float">
            <text:p>0.7818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70971" calcext:value-type="float">
            <text:p>0.9709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905284" calcext:value-type="float">
            <text:p>0.905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762253" calcext:value-type="float">
            <text:p>0.7622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4833" calcext:value-type="float">
            <text:p>0.948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936751" calcext:value-type="float">
            <text:p>0.9367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854046" calcext:value-type="float">
            <text:p>0.8540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722894" calcext:value-type="float">
            <text:p>0.7228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67971" calcext:value-type="float">
            <text:p>0.9679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881504" calcext:value-type="float">
            <text:p>0.8815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96484" calcext:value-type="float">
            <text:p>0.964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849183" calcext:value-type="float">
            <text:p>0.849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752803" calcext:value-type="float">
            <text:p>0.7528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163891" calcext:value-type="float">
            <text:p>0.1638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858724" calcext:value-type="float">
            <text:p>0.8587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830352" calcext:value-type="float">
            <text:p>0.8303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774334" calcext:value-type="float">
            <text:p>0.7743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900231" calcext:value-type="float">
            <text:p>0.900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025596" calcext:value-type="float">
            <text:p>0.0255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250589" calcext:value-type="float">
            <text:p>0.2505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748914" calcext:value-type="float">
            <text:p>0.748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615882" calcext:value-type="float">
            <text:p>0.6158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078665" calcext:value-type="float">
            <text:p>0.0786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868086" calcext:value-type="float">
            <text:p>0.8680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812838" calcext:value-type="float">
            <text:p>0.8128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921138" calcext:value-type="float">
            <text:p>0.9211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747514" calcext:value-type="float">
            <text:p>0.7475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856361" calcext:value-type="float">
            <text:p>0.8563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876512" calcext:value-type="float">
            <text:p>0.876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901352" calcext:value-type="float">
            <text:p>0.9013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061327" calcext:value-type="float">
            <text:p>0.0613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02519" calcext:value-type="float">
            <text:p>0.025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025054" calcext:value-type="float">
            <text:p>0.0250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803457" calcext:value-type="float">
            <text:p>0.8034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904019" calcext:value-type="float">
            <text:p>0.9040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870101" calcext:value-type="float">
            <text:p>0.8701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415374" calcext:value-type="float">
            <text:p>0.4153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049877" calcext:value-type="float">
            <text:p>0.0498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882608" calcext:value-type="float">
            <text:p>0.8826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933701" calcext:value-type="float">
            <text:p>0.9337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603951" calcext:value-type="float">
            <text:p>0.6039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89764" calcext:value-type="float">
            <text:p>0.897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86026" calcext:value-type="float">
            <text:p>0.860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25563" calcext:value-type="float">
            <text:p>0.255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836103" calcext:value-type="float">
            <text:p>0.836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928376" calcext:value-type="float">
            <text:p>0.9283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853693" calcext:value-type="float">
            <text:p>0.8536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914077" calcext:value-type="float">
            <text:p>0.9140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425099" calcext:value-type="float">
            <text:p>0.4250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815237" calcext:value-type="float">
            <text:p>0.8152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800825" calcext:value-type="float">
            <text:p>0.8008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907476" calcext:value-type="float">
            <text:p>0.9074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941309" calcext:value-type="float">
            <text:p>0.9413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9593" calcext:value-type="float">
            <text:p>0.9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919944" calcext:value-type="float">
            <text:p>0.9199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625484" calcext:value-type="float">
            <text:p>0.6254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48057" calcext:value-type="float">
            <text:p>0.480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920993" calcext:value-type="float">
            <text:p>0.9209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853924" calcext:value-type="float">
            <text:p>0.853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844132" calcext:value-type="float">
            <text:p>0.8441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904762" calcext:value-type="float">
            <text:p>0.904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782539" calcext:value-type="float">
            <text:p>0.7825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938076" calcext:value-type="float">
            <text:p>0.9380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738367" calcext:value-type="float">
            <text:p>0.7383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904768" calcext:value-type="float">
            <text:p>0.9047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 mean mIoU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927526" calcext:value-type="float">
            <text:p>0.9275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37317" calcext:value-type="float">
            <text:p>0.1373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57275" calcext:value-type="float">
            <text:p>0.6572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43726" calcext:value-type="float">
            <text:p>0.7437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89355" calcext:value-type="float">
            <text:p>0.7893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18701" calcext:value-type="float">
            <text:p>0.8187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65332" calcext:value-type="float">
            <text:p>0.8653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44458" calcext:value-type="float">
            <text:p>0.8444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41589" calcext:value-type="float">
            <text:p>0.7415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83911" calcext:value-type="float">
            <text:p>0.783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36926" calcext:value-type="float">
            <text:p>0.836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8887" calcext:value-type="float">
            <text:p>0.8088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81604" calcext:value-type="float">
            <text:p>0.8816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02112" calcext:value-type="float">
            <text:p>0.902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12952" calcext:value-type="float">
            <text:p>0.9129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03198" calcext:value-type="float">
            <text:p>0.9031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13281" calcext:value-type="float">
            <text:p>0.9132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30737" calcext:value-type="float">
            <text:p>0.930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3761" calcext:value-type="float">
            <text:p>0.937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25195" calcext:value-type="float">
            <text:p>0.925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54114" calcext:value-type="float">
            <text:p>0.954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64514" calcext:value-type="float">
            <text:p>0.9645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38513" calcext:value-type="float">
            <text:p>0.9385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35071" calcext:value-type="float">
            <text:p>0.9350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54443" calcext:value-type="float">
            <text:p>0.954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39111" calcext:value-type="float">
            <text:p>0.939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58899" calcext:value-type="float">
            <text:p>0.9588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52502" calcext:value-type="float">
            <text:p>0.9525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61792" calcext:value-type="float">
            <text:p>0.9617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79333" calcext:value-type="float">
            <text:p>0.979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45544" calcext:value-type="float">
            <text:p>0.9455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75854" calcext:value-type="float">
            <text:p>0.9758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69238" calcext:value-type="float">
            <text:p>0.969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975134" calcext:value-type="float">
            <text:p>0.9751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96626" calcext:value-type="float">
            <text:p>0.966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75793" calcext:value-type="float">
            <text:p>0.975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978833" calcext:value-type="float">
            <text:p>0.9788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979736" calcext:value-type="float">
            <text:p>0.9797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98103" calcext:value-type="float">
            <text:p>0.98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987683" calcext:value-type="float">
            <text:p>0.9876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86987" calcext:value-type="float">
            <text:p>0.9869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981189" calcext:value-type="float">
            <text:p>0.9811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69287" calcext:value-type="float">
            <text:p>0.9692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97218" calcext:value-type="float">
            <text:p>0.972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972961" calcext:value-type="float">
            <text:p>0.9729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982288" calcext:value-type="float">
            <text:p>0.982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976294" calcext:value-type="float">
            <text:p>0.9762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970471" calcext:value-type="float">
            <text:p>0.9704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79785" calcext:value-type="float">
            <text:p>0.9797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972473" calcext:value-type="float">
            <text:p>0.9724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82483" calcext:value-type="float">
            <text:p>0.9824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986682" calcext:value-type="float">
            <text:p>0.9866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982544" calcext:value-type="float">
            <text:p>0.9825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979126" calcext:value-type="float">
            <text:p>0.9791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980432" calcext:value-type="float">
            <text:p>0.980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978271" calcext:value-type="float">
            <text:p>0.9782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983252" calcext:value-type="float">
            <text:p>0.983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966785" calcext:value-type="float">
            <text:p>0.9667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983374" calcext:value-type="float">
            <text:p>0.9833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984631" calcext:value-type="float">
            <text:p>0.9846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98186" calcext:value-type="float">
            <text:p>0.981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985913" calcext:value-type="float">
            <text:p>0.9859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976025" calcext:value-type="float">
            <text:p>0.9760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974158" calcext:value-type="float">
            <text:p>0.9741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971692" calcext:value-type="float">
            <text:p>0.9716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985315" calcext:value-type="float">
            <text:p>0.985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98175" calcext:value-type="float">
            <text:p>0.981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987341" calcext:value-type="float">
            <text:p>0.9873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967346" calcext:value-type="float">
            <text:p>0.967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987512" calcext:value-type="float">
            <text:p>0.987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992712" calcext:value-type="float">
            <text:p>0.9927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980457" calcext:value-type="float">
            <text:p>0.9804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987012" calcext:value-type="float">
            <text:p>0.987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98335" calcext:value-type="float">
            <text:p>0.983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985498" calcext:value-type="float">
            <text:p>0.9854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987598" calcext:value-type="float">
            <text:p>0.9875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979089" calcext:value-type="float">
            <text:p>0.9790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982324" calcext:value-type="float">
            <text:p>0.9823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98385" calcext:value-type="float">
            <text:p>0.983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987" calcext:value-type="float">
            <text:p>0.9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987854" calcext:value-type="float">
            <text:p>0.9878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990625" calcext:value-type="float">
            <text:p>0.990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986609" calcext:value-type="float">
            <text:p>0.9866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979907" calcext:value-type="float">
            <text:p>0.979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977954" calcext:value-type="float">
            <text:p>0.9779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981262" calcext:value-type="float">
            <text:p>0.9812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982581" calcext:value-type="float">
            <text:p>0.9825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982166" calcext:value-type="float">
            <text:p>0.9821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978064" calcext:value-type="float">
            <text:p>0.9780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979993" calcext:value-type="float">
            <text:p>0.9799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98717" calcext:value-type="float">
            <text:p>0.987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991101" calcext:value-type="float">
            <text:p>0.9911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993018" calcext:value-type="float">
            <text:p>0.9930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987402" calcext:value-type="float">
            <text:p>0.9874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991687" calcext:value-type="float">
            <text:p>0.9916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991541" calcext:value-type="float">
            <text:p>0.9915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983167" calcext:value-type="float">
            <text:p>0.9831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986804" calcext:value-type="float">
            <text:p>0.9868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89807" calcext:value-type="float">
            <text:p>0.9898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985376" calcext:value-type="float">
            <text:p>0.9853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991296" calcext:value-type="float">
            <text:p>0.9912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987073" calcext:value-type="float">
            <text:p>0.9870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982251" calcext:value-type="float">
            <text:p>0.9822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953235" calcext:value-type="float">
            <text:p>0.9532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966626" calcext:value-type="float">
            <text:p>0.9666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982922" calcext:value-type="float">
            <text:p>0.982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978601" calcext:value-type="float">
            <text:p>0.9786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964832" calcext:value-type="float">
            <text:p>0.9648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975146" calcext:value-type="float">
            <text:p>0.975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983191" calcext:value-type="float">
            <text:p>0.9831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988257" calcext:value-type="float">
            <text:p>0.9882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98938" calcext:value-type="float">
            <text:p>0.98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990076" calcext:value-type="float">
            <text:p>0.9900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994678" calcext:value-type="float">
            <text:p>0.9946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992664" calcext:value-type="float">
            <text:p>0.992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993762" calcext:value-type="float">
            <text:p>0.993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992261" calcext:value-type="float">
            <text:p>0.9922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994055" calcext:value-type="float">
            <text:p>0.9940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991113" calcext:value-type="float">
            <text:p>0.991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989246" calcext:value-type="float">
            <text:p>0.9892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990576" calcext:value-type="float">
            <text:p>0.9905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981348" calcext:value-type="float">
            <text:p>0.9813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982751" calcext:value-type="float">
            <text:p>0.9827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976746" calcext:value-type="float">
            <text:p>0.9767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990198" calcext:value-type="float">
            <text:p>0.9901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987329" calcext:value-type="float">
            <text:p>0.9873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988257" calcext:value-type="float">
            <text:p>0.9882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993628" calcext:value-type="float">
            <text:p>0.9936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989185" calcext:value-type="float">
            <text:p>0.9891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91089" calcext:value-type="float">
            <text:p>0.9910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0.983667" calcext:value-type="float">
            <text:p>0.983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990857" calcext:value-type="float">
            <text:p>0.9908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99541" calcext:value-type="float">
            <text:p>0.995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989099" calcext:value-type="float">
            <text:p>0.9890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.992297" calcext:value-type="float">
            <text:p>0.992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99491" calcext:value-type="float">
            <text:p>0.994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99469" calcext:value-type="float">
            <text:p>0.994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992236" calcext:value-type="float">
            <text:p>0.992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0.991382" calcext:value-type="float">
            <text:p>0.9913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990393" calcext:value-type="float">
            <text:p>0.9903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0.991418" calcext:value-type="float">
            <text:p>0.9914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993457" calcext:value-type="float">
            <text:p>0.9934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0.994067" calcext:value-type="float">
            <text:p>0.9940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984753" calcext:value-type="float">
            <text:p>0.9847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994153" calcext:value-type="float">
            <text:p>0.9941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994495" calcext:value-type="float">
            <text:p>0.994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994946" calcext:value-type="float">
            <text:p>0.9949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998047" calcext:value-type="float">
            <text:p>0.9980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994434" calcext:value-type="float">
            <text:p>0.9944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996094" calcext:value-type="float">
            <text:p>0.9960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995825" calcext:value-type="float">
            <text:p>0.9958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99613" calcext:value-type="float">
            <text:p>0.996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0.994287" calcext:value-type="float">
            <text:p>0.9942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996021" calcext:value-type="float">
            <text:p>0.9960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99585" calcext:value-type="float">
            <text:p>0.995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996521" calcext:value-type="float">
            <text:p>0.996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991736" calcext:value-type="float">
            <text:p>0.9917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990906" calcext:value-type="float">
            <text:p>0.9909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99231" calcext:value-type="float">
            <text:p>0.99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9776" calcext:value-type="float">
            <text:p>0.97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0.992773" calcext:value-type="float">
            <text:p>0.9927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992322" calcext:value-type="float">
            <text:p>0.9923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986694" calcext:value-type="float">
            <text:p>0.9866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98999" calcext:value-type="float">
            <text:p>0.98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0.990295" calcext:value-type="float">
            <text:p>0.990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995264" calcext:value-type="float">
            <text:p>0.9952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986548" calcext:value-type="float">
            <text:p>0.9865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985303" calcext:value-type="float">
            <text:p>0.9853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0.992786" calcext:value-type="float">
            <text:p>0.9927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99231" calcext:value-type="float">
            <text:p>0.99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0.992712" calcext:value-type="float">
            <text:p>0.9927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993542" calcext:value-type="float">
            <text:p>0.9935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0.994958" calcext:value-type="float">
            <text:p>0.9949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988342" calcext:value-type="float">
            <text:p>0.9883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987561" calcext:value-type="float">
            <text:p>0.9875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989465" calcext:value-type="float">
            <text:p>0.9894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991284" calcext:value-type="float">
            <text:p>0.991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976355" calcext:value-type="float">
            <text:p>0.9763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0.992371" calcext:value-type="float">
            <text:p>0.9923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0.988892" calcext:value-type="float">
            <text:p>0.9888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981348" calcext:value-type="float">
            <text:p>0.9813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990881" calcext:value-type="float">
            <text:p>0.9908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0.993286" calcext:value-type="float">
            <text:p>0.993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990234" calcext:value-type="float">
            <text:p>0.9902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0.98374" calcext:value-type="float">
            <text:p>0.983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.991394" calcext:value-type="float">
            <text:p>0.991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993042" calcext:value-type="float">
            <text:p>0.9930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0.989099" calcext:value-type="float">
            <text:p>0.9890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994812" calcext:value-type="float">
            <text:p>0.9948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0.992944" calcext:value-type="float">
            <text:p>0.9929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99668" calcext:value-type="float">
            <text:p>0.996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995789" calcext:value-type="float">
            <text:p>0.9957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995801" calcext:value-type="float">
            <text:p>0.9958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994653" calcext:value-type="float">
            <text:p>0.9946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0.991052" calcext:value-type="float">
            <text:p>0.9910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0.991919" calcext:value-type="float">
            <text:p>0.991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99425" calcext:value-type="float">
            <text:p>0.994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988" calcext:value-type="float">
            <text:p>0.9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0.992139" calcext:value-type="float">
            <text:p>0.992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992529" calcext:value-type="float">
            <text:p>0.9925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985828" calcext:value-type="float">
            <text:p>0.9858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989746" calcext:value-type="float">
            <text:p>0.9897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274629" calcext:value-type="float">
            <text:p>0.2746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4.757677" calcext:value-type="float">
            <text:p>4.7576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276211" calcext:value-type="float">
            <text:p>0.2762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77" calcext:value-type="float">
            <text:p>0.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665653" calcext:value-type="float">
            <text:p>0.6656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437866" calcext:value-type="float">
            <text:p>0.4378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754746" calcext:value-type="float">
            <text:p>0.7547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535907" calcext:value-type="float">
            <text:p>0.535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610723" calcext:value-type="float">
            <text:p>0.6107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330042" calcext:value-type="float">
            <text:p>0.3300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734583" calcext:value-type="float">
            <text:p>0.7345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894766" calcext:value-type="float">
            <text:p>0.8947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190176" calcext:value-type="float">
            <text:p>0.190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319421" calcext:value-type="float">
            <text:p>0.3194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473479" calcext:value-type="float">
            <text:p>0.473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425352" calcext:value-type="float">
            <text:p>0.4253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380716" calcext:value-type="float">
            <text:p>0.380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81519" calcext:value-type="float">
            <text:p>0.815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1681943936" calcext:value-type="float">
            <text:p>16819439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779621" calcext:value-type="float">
            <text:p>0.7796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914707" calcext:value-type="float">
            <text:p>0.9147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208916" calcext:value-type="float">
            <text:p>0.208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893042" calcext:value-type="float">
            <text:p>0.8930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96125" calcext:value-type="float">
            <text:p>0.96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115965" calcext:value-type="float">
            <text:p>0.1159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798631" calcext:value-type="float">
            <text:p>0.7986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789181" calcext:value-type="float">
            <text:p>0.789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165644" calcext:value-type="float">
            <text:p>0.165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885773" calcext:value-type="float">
            <text:p>0.8857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906543" calcext:value-type="float">
            <text:p>0.906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370374" calcext:value-type="float">
            <text:p>0.3703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831773" calcext:value-type="float">
            <text:p>0.8317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960078" calcext:value-type="float">
            <text:p>0.9600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158528" calcext:value-type="float">
            <text:p>0.1585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887443" calcext:value-type="float">
            <text:p>0.887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417239" calcext:value-type="float">
            <text:p>0.4172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841361" calcext:value-type="float">
            <text:p>0.8413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827327" calcext:value-type="float">
            <text:p>0.8273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877148" calcext:value-type="float">
            <text:p>0.8771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168601" calcext:value-type="float">
            <text:p>0.1686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866834" calcext:value-type="float">
            <text:p>0.8668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820762" calcext:value-type="float">
            <text:p>0.820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11.248222" calcext:value-type="float">
            <text:p>11.248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825192" calcext:value-type="float">
            <text:p>0.825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154894" calcext:value-type="float">
            <text:p>0.1548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875427" calcext:value-type="float">
            <text:p>0.8754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96459" calcext:value-type="float">
            <text:p>0.964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136002" calcext:value-type="float">
            <text:p>0.1360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367237" calcext:value-type="float">
            <text:p>0.3672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822209" calcext:value-type="float">
            <text:p>0.822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943086" calcext:value-type="float">
            <text:p>0.9430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113594" calcext:value-type="float">
            <text:p>0.1135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887761" calcext:value-type="float">
            <text:p>0.8877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7.067251" calcext:value-type="float">
            <text:p>7.0672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86359" calcext:value-type="float">
            <text:p>0.863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782031" calcext:value-type="float">
            <text:p>0.7820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283424" calcext:value-type="float">
            <text:p>0.2834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643473" calcext:value-type="float">
            <text:p>0.6434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711777" calcext:value-type="float">
            <text:p>0.7117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553566" calcext:value-type="float">
            <text:p>0.5535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83807" calcext:value-type="float">
            <text:p>0.838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842461" calcext:value-type="float">
            <text:p>0.8424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199347" calcext:value-type="float">
            <text:p>0.1993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537939" calcext:value-type="float">
            <text:p>0.537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939453" calcext:value-type="float">
            <text:p>0.9394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21.828565" calcext:value-type="float">
            <text:p>21.8285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863122" calcext:value-type="float">
            <text:p>0.8631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445605" calcext:value-type="float">
            <text:p>0.4456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062412" calcext:value-type="float">
            <text:p>0.062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473433" calcext:value-type="float">
            <text:p>0.4734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184041" calcext:value-type="float">
            <text:p>0.1840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880152" calcext:value-type="float">
            <text:p>0.880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941895" calcext:value-type="float">
            <text:p>0.9418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921289" calcext:value-type="float">
            <text:p>0.9212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125021" calcext:value-type="float">
            <text:p>0.1250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698687" calcext:value-type="float">
            <text:p>0.6986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893652" calcext:value-type="float">
            <text:p>0.893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186272" calcext:value-type="float">
            <text:p>0.186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650365" calcext:value-type="float">
            <text:p>0.6503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1402.335132" calcext:value-type="float">
            <text:p>1402.3351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567407" calcext:value-type="float">
            <text:p>0.5674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783867" calcext:value-type="float">
            <text:p>0.7838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137093" calcext:value-type="float">
            <text:p>0.137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696943" calcext:value-type="float">
            <text:p>0.6969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969531" calcext:value-type="float">
            <text:p>0.9695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0.978027" calcext:value-type="float">
            <text:p>0.9780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2"/>
          <table:table-cell office:value-type="float" office:value="53612.64621" calcext:value-type="float">
            <text:p>53612.646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/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200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99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98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97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96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95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94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93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92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91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90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89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88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87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86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85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84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83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82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81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80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79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78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77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76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75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74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73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72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71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70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69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68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67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66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65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64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63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62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61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60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59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58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57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56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55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54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53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52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51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50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49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48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47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46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45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44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43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42 EVALUATION ----</text:p>
          </table:table-cell>
          <table:table-cell table:number-columns-repeated="2"/>
          <table:table-cell office:value-type="float" office:value="0.773815" calcext:value-type="float">
            <text:p>0.773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41 EVALUATION ----</text:p>
          </table:table-cell>
          <table:table-cell table:number-columns-repeated="2"/>
          <table:table-cell office:value-type="float" office:value="0.056476" calcext:value-type="float">
            <text:p>0.0564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40 EVALUATION ----</text:p>
          </table:table-cell>
          <table:table-cell table:number-columns-repeated="2"/>
          <table:table-cell office:value-type="float" office:value="0.894106" calcext:value-type="float">
            <text:p>0.894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39 EVALUATION ----</text:p>
          </table:table-cell>
          <table:table-cell table:number-columns-repeated="2"/>
          <table:table-cell office:value-type="float" office:value="0.126249" calcext:value-type="float">
            <text:p>0.1262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38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37 EVALUATION ----</text:p>
          </table:table-cell>
          <table:table-cell table:number-columns-repeated="2"/>
          <table:table-cell office:value-type="float" office:value="0.800918" calcext:value-type="float">
            <text:p>0.800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36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35 EVALUATION ----</text:p>
          </table:table-cell>
          <table:table-cell table:number-columns-repeated="2"/>
          <table:table-cell office:value-type="float" office:value="0.868346" calcext:value-type="float">
            <text:p>0.868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34 EVALUATION ----</text:p>
          </table:table-cell>
          <table:table-cell table:number-columns-repeated="2"/>
          <table:table-cell office:value-type="float" office:value="8.666506" calcext:value-type="float">
            <text:p>8.6665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33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32 EVALUATION ----</text:p>
          </table:table-cell>
          <table:table-cell table:number-columns-repeated="2"/>
          <table:table-cell office:value-type="float" office:value="0.54834" calcext:value-type="float">
            <text:p>0.548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31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30 EVALUATION ----</text:p>
          </table:table-cell>
          <table:table-cell table:number-columns-repeated="2"/>
          <table:table-cell office:value-type="float" office:value="0.784743" calcext:value-type="float">
            <text:p>0.7847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29 EVALUATION ----</text:p>
          </table:table-cell>
          <table:table-cell table:number-columns-repeated="2"/>
          <table:table-cell office:value-type="float" office:value="0.870938" calcext:value-type="float">
            <text:p>0.870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28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27 EVALUATION ----</text:p>
          </table:table-cell>
          <table:table-cell table:number-columns-repeated="2"/>
          <table:table-cell office:value-type="float" office:value="0.930762" calcext:value-type="float">
            <text:p>0.930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26 EVALUATION ----</text:p>
          </table:table-cell>
          <table:table-cell table:number-columns-repeated="2"/>
          <table:table-cell office:value-type="float" office:value="0.364836" calcext:value-type="float">
            <text:p>0.3648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25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24 EVALUATION ----</text:p>
          </table:table-cell>
          <table:table-cell table:number-columns-repeated="2"/>
          <table:table-cell office:value-type="float" office:value="0.830352" calcext:value-type="float">
            <text:p>0.8303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23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22 EVALUATION ----</text:p>
          </table:table-cell>
          <table:table-cell table:number-columns-repeated="2"/>
          <table:table-cell office:value-type="float" office:value="0.799478" calcext:value-type="float">
            <text:p>0.7994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21 EVALUATION ----</text:p>
          </table:table-cell>
          <table:table-cell table:number-columns-repeated="2"/>
          <table:table-cell office:value-type="float" office:value="0.216517" calcext:value-type="float">
            <text:p>0.2165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20 EVALUATION ----</text:p>
          </table:table-cell>
          <table:table-cell table:number-columns-repeated="2"/>
          <table:table-cell office:value-type="float" office:value="0.852283" calcext:value-type="float">
            <text:p>0.8522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19 EVALUATION ----</text:p>
          </table:table-cell>
          <table:table-cell table:number-columns-repeated="2"/>
          <table:table-cell office:value-type="float" office:value="0.147501" calcext:value-type="float">
            <text:p>0.1475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18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17 EVALUATION ----</text:p>
          </table:table-cell>
          <table:table-cell table:number-columns-repeated="2"/>
          <table:table-cell office:value-type="float" office:value="0.965684" calcext:value-type="float">
            <text:p>0.9656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16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15 EVALUATION ----</text:p>
          </table:table-cell>
          <table:table-cell table:number-columns-repeated="2"/>
          <table:table-cell office:value-type="string" calcext:value-type="string">
            <text:p><text:s/>log_eval/model.ck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14 EVALUATION ----</text:p>
          </table:table-cell>
          <table:table-cell table:number-columns-repeated="2"/>
          <table:table-cell office:value-type="float" office:value="0.557168" calcext:value-type="float">
            <text:p>0.557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13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12 EVALUATION ----</text:p>
          </table:table-cell>
          <table:table-cell table:number-columns-repeated="2"/>
          <table:table-cell office:value-type="float" office:value="0.311115" calcext:value-type="float">
            <text:p>0.311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11 EVALUATION ----</text:p>
          </table:table-cell>
          <table:table-cell table:number-columns-repeated="2"/>
          <table:table-cell office:value-type="float" office:value="481052.251741" calcext:value-type="float">
            <text:p>481052.2517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10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09 EVALUATION ----</text:p>
          </table:table-cell>
          <table:table-cell table:number-columns-repeated="2"/>
          <table:table-cell office:value-type="float" office:value="0.960527" calcext:value-type="float">
            <text:p>0.960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08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07 EVALUATION ----</text:p>
          </table:table-cell>
          <table:table-cell table:number-columns-repeated="2"/>
          <table:table-cell office:value-type="float" office:value="0.832363" calcext:value-type="float">
            <text:p>0.8323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06 EVALUATION ----</text:p>
          </table:table-cell>
          <table:table-cell table:number-columns-repeated="2"/>
          <table:table-cell office:value-type="float" office:value="0.181082" calcext:value-type="float">
            <text:p>0.1810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05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04 EVALUATION ----</text:p>
          </table:table-cell>
          <table:table-cell table:number-columns-repeated="2"/>
          <table:table-cell office:value-type="float" office:value="0.600625" calcext:value-type="float">
            <text:p>0.600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03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102 EVALUATION ----</text:p>
          </table:table-cell>
          <table:table-cell table:number-columns-repeated="2"/>
          <table:table-cell office:value-type="float" office:value="0.777849" calcext:value-type="float">
            <text:p>0.7778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01 EVALUATION ----</text:p>
          </table:table-cell>
          <table:table-cell table:number-columns-repeated="2"/>
          <table:table-cell office:value-type="float" office:value="1.60697" calcext:value-type="float">
            <text:p>1.606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100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99 EVALUATION ----</text:p>
          </table:table-cell>
          <table:table-cell table:number-columns-repeated="2"/>
          <table:table-cell office:value-type="float" office:value="0.917266" calcext:value-type="float">
            <text:p>0.9172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98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97 EVALUATION ----</text:p>
          </table:table-cell>
          <table:table-cell table:number-columns-repeated="2"/>
          <table:table-cell office:value-type="float" office:value="0.852652" calcext:value-type="float">
            <text:p>0.852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96 EVALUATION ----</text:p>
          </table:table-cell>
          <table:table-cell table:number-columns-repeated="2"/>
          <table:table-cell office:value-type="float" office:value="0.834648" calcext:value-type="float">
            <text:p>0.8346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95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94 EVALUATION ----</text:p>
          </table:table-cell>
          <table:table-cell table:number-columns-repeated="2"/>
          <table:table-cell office:value-type="float" office:value="0.745059" calcext:value-type="float">
            <text:p>0.7450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93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92 EVALUATION ----</text:p>
          </table:table-cell>
          <table:table-cell table:number-columns-repeated="2"/>
          <table:table-cell office:value-type="float" office:value="0.885342" calcext:value-type="float">
            <text:p>0.8853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91 EVALUATION ----</text:p>
          </table:table-cell>
          <table:table-cell table:number-columns-repeated="2"/>
          <table:table-cell office:value-type="float" office:value="7.431604" calcext:value-type="float">
            <text:p>7.4316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90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89 EVALUATION ----</text:p>
          </table:table-cell>
          <table:table-cell table:number-columns-repeated="2"/>
          <table:table-cell office:value-type="float" office:value="0.960879" calcext:value-type="float">
            <text:p>0.9608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88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87 EVALUATION ----</text:p>
          </table:table-cell>
          <table:table-cell table:number-columns-repeated="2"/>
          <table:table-cell office:value-type="float" office:value="0.909708" calcext:value-type="float">
            <text:p>0.9097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86 EVALUATION ----</text:p>
          </table:table-cell>
          <table:table-cell table:number-columns-repeated="2"/>
          <table:table-cell office:value-type="float" office:value="0.970332" calcext:value-type="float">
            <text:p>0.9703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85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84 EVALUATION ----</text:p>
          </table:table-cell>
          <table:table-cell table:number-columns-repeated="2"/>
          <table:table-cell office:value-type="float" office:value="0.73971" calcext:value-type="float">
            <text:p>0.739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83 EVALUATION ----</text:p>
          </table:table-cell>
          <table:table-cell table:number-columns-repeated="2"/>
          <table:table-cell office:value-type="float" office:value="0.139557" calcext:value-type="float">
            <text:p>0.1395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82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81 EVALUATION ----</text:p>
          </table:table-cell>
          <table:table-cell table:number-columns-repeated="2"/>
          <table:table-cell office:value-type="float" office:value="0.905645" calcext:value-type="float">
            <text:p>0.9056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80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79 EVALUATION ----</text:p>
          </table:table-cell>
          <table:table-cell table:number-columns-repeated="2"/>
          <table:table-cell office:value-type="float" office:value="0.45375" calcext:value-type="float">
            <text:p>0.45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78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77 EVALUATION ----</text:p>
          </table:table-cell>
          <table:table-cell table:number-columns-repeated="2"/>
          <table:table-cell office:value-type="float" office:value="0.935175" calcext:value-type="float">
            <text:p>0.9351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76 EVALUATION ----</text:p>
          </table:table-cell>
          <table:table-cell table:number-columns-repeated="2"/>
          <table:table-cell office:value-type="float" office:value="0.088664" calcext:value-type="float">
            <text:p>0.088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75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74 EVALUATION ----</text:p>
          </table:table-cell>
          <table:table-cell table:number-columns-repeated="2"/>
          <table:table-cell office:value-type="float" office:value="0.938008" calcext:value-type="float">
            <text:p>0.9380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73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72 EVALUATION ----</text:p>
          </table:table-cell>
          <table:table-cell table:number-columns-repeated="2"/>
          <table:table-cell office:value-type="string" calcext:value-type="string">
            <text:p><text:s/>log_eval/model.ck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71 EVALUATION ----</text:p>
          </table:table-cell>
          <table:table-cell table:number-columns-repeated="2"/>
          <table:table-cell office:value-type="float" office:value="0.951191" calcext:value-type="float">
            <text:p>0.9511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70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69 EVALUATION ----</text:p>
          </table:table-cell>
          <table:table-cell table:number-columns-repeated="2"/>
          <table:table-cell office:value-type="float" office:value="0.878456" calcext:value-type="float">
            <text:p>0.8784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68 EVALUATION ----</text:p>
          </table:table-cell>
          <table:table-cell table:number-columns-repeated="2"/>
          <table:table-cell office:value-type="float" office:value="0.517248" calcext:value-type="float">
            <text:p>0.517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67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66 EVALUATION ----</text:p>
          </table:table-cell>
          <table:table-cell table:number-columns-repeated="2"/>
          <table:table-cell office:value-type="float" office:value="0.95168" calcext:value-type="float">
            <text:p>0.95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65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64 EVALUATION ----</text:p>
          </table:table-cell>
          <table:table-cell table:number-columns-repeated="2"/>
          <table:table-cell office:value-type="float" office:value="0.864636" calcext:value-type="float">
            <text:p>0.864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63 EVALUATION ----</text:p>
          </table:table-cell>
          <table:table-cell table:number-columns-repeated="2"/>
          <table:table-cell office:value-type="float" office:value="2002.168605" calcext:value-type="float">
            <text:p>2002.1686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62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61 EVALUATION ----</text:p>
          </table:table-cell>
          <table:table-cell table:number-columns-repeated="2"/>
          <table:table-cell office:value-type="float" office:value="0.955977" calcext:value-type="float">
            <text:p>0.9559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60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59 EVALUATION ----</text:p>
          </table:table-cell>
          <table:table-cell table:number-columns-repeated="2"/>
          <table:table-cell office:value-type="float" office:value="0.96" calcext:value-type="float">
            <text:p>0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58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57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56 EVALUATION ----</text:p>
          </table:table-cell>
          <table:table-cell table:number-columns-repeated="2"/>
          <table:table-cell office:value-type="float" office:value="0.972012" calcext:value-type="float">
            <text:p>0.972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55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54 EVALUATION ----</text:p>
          </table:table-cell>
          <table:table-cell table:number-columns-repeated="2"/>
          <table:table-cell office:value-type="float" office:value="0.861966" calcext:value-type="float">
            <text:p>0.8619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53 EVALUATION ----</text:p>
          </table:table-cell>
          <table:table-cell table:number-columns-repeated="2"/>
          <table:table-cell office:value-type="float" office:value="0.093988" calcext:value-type="float">
            <text:p>0.0939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52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51 EVALUATION ----</text:p>
          </table:table-cell>
          <table:table-cell table:number-columns-repeated="2"/>
          <table:table-cell office:value-type="float" office:value="0.95375" calcext:value-type="float">
            <text:p>0.95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50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49 EVALUATION ----</text:p>
          </table:table-cell>
          <table:table-cell table:number-columns-repeated="2"/>
          <table:table-cell office:value-type="float" office:value="0.689774" calcext:value-type="float">
            <text:p>0.6897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48 EVALUATION ----</text:p>
          </table:table-cell>
          <table:table-cell table:number-columns-repeated="2"/>
          <table:table-cell office:value-type="float" office:value="0.242868" calcext:value-type="float">
            <text:p>0.242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47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46 EVALUATION ----</text:p>
          </table:table-cell>
          <table:table-cell table:number-columns-repeated="2"/>
          <table:table-cell office:value-type="float" office:value="0.959395" calcext:value-type="float">
            <text:p>0.959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45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44 EVALUATION ----</text:p>
          </table:table-cell>
          <table:table-cell table:number-columns-repeated="2"/>
          <table:table-cell office:value-type="float" office:value="0.875167" calcext:value-type="float">
            <text:p>0.8751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43 EVALUATION ----</text:p>
          </table:table-cell>
          <table:table-cell table:number-columns-repeated="2"/>
          <table:table-cell office:value-type="float" office:value="0.934805" calcext:value-type="float">
            <text:p>0.934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42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41 EVALUATION ----</text:p>
          </table:table-cell>
          <table:table-cell table:number-columns-repeated="2"/>
          <table:table-cell office:value-type="float" office:value="0.779517" calcext:value-type="float">
            <text:p>0.7795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40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39 EVALUATION ----</text:p>
          </table:table-cell>
          <table:table-cell table:number-columns-repeated="2"/>
          <table:table-cell office:value-type="float" office:value="0.745989" calcext:value-type="float">
            <text:p>0.7459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38 EVALUATION ----</text:p>
          </table:table-cell>
          <table:table-cell table:number-columns-repeated="2"/>
          <table:table-cell office:value-type="float" office:value="0.110414" calcext:value-type="float">
            <text:p>0.1104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37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36 EVALUATION ----</text:p>
          </table:table-cell>
          <table:table-cell table:number-columns-repeated="2"/>
          <table:table-cell office:value-type="float" office:value="0.95041" calcext:value-type="float">
            <text:p>0.950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35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34 EVALUATION ----</text:p>
          </table:table-cell>
          <table:table-cell table:number-columns-repeated="2"/>
          <table:table-cell office:value-type="float" office:value="0.859189" calcext:value-type="float">
            <text:p>0.8591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33 EVALUATION ----</text:p>
          </table:table-cell>
          <table:table-cell table:number-columns-repeated="2"/>
          <table:table-cell office:value-type="float" office:value="0.200457" calcext:value-type="float">
            <text:p>0.2004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32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31 EVALUATION ----</text:p>
          </table:table-cell>
          <table:table-cell table:number-columns-repeated="2"/>
          <table:table-cell office:value-type="float" office:value="0.856543" calcext:value-type="float">
            <text:p>0.856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30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29 EVALUATION ----</text:p>
          </table:table-cell>
          <table:table-cell table:number-columns-repeated="2"/>
          <table:table-cell office:value-type="string" calcext:value-type="string">
            <text:p><text:s/>log_eval/model.ck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28 EVALUATION ----</text:p>
          </table:table-cell>
          <table:table-cell table:number-columns-repeated="2"/>
          <table:table-cell office:value-type="float" office:value="0.933555" calcext:value-type="float">
            <text:p>0.933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27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26 EVALUATION ----</text:p>
          </table:table-cell>
          <table:table-cell table:number-columns-repeated="2"/>
          <table:table-cell office:value-type="float" office:value="0.779714" calcext:value-type="float">
            <text:p>0.7797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25 EVALUATION ----</text:p>
          </table:table-cell>
          <table:table-cell table:number-columns-repeated="2"/>
          <table:table-cell office:value-type="float" office:value="1237629.527669" calcext:value-type="float">
            <text:p>1237629.5276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24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23 EVALUATION ----</text:p>
          </table:table-cell>
          <table:table-cell table:number-columns-repeated="2"/>
          <table:table-cell office:value-type="float" office:value="0.594277" calcext:value-type="float">
            <text:p>0.5942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22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21 EVALUATION ----</text:p>
          </table:table-cell>
          <table:table-cell table:number-columns-repeated="2"/>
          <table:table-cell office:value-type="float" office:value="0.734647" calcext:value-type="float">
            <text:p>0.7346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20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19 EVALUATION ----</text:p>
          </table:table-cell>
          <table:table-cell table:number-columns-repeated="2"/>
          <table:table-cell office:value-type="float" office:value="0.459447" calcext:value-type="float">
            <text:p>0.4594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18 EVALUATION ----</text:p>
          </table:table-cell>
          <table:table-cell table:number-columns-repeated="2"/>
          <table:table-cell office:value-type="float" office:value="0.321447" calcext:value-type="float">
            <text:p>0.3214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17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16 EVALUATION ----</text:p>
          </table:table-cell>
          <table:table-cell table:number-columns-repeated="2"/>
          <table:table-cell office:value-type="float" office:value="0.913887" calcext:value-type="float">
            <text:p>0.9138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15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14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13 EVALUATION ----</text:p>
          </table:table-cell>
          <table:table-cell table:number-columns-repeated="2"/>
          <table:table-cell office:value-type="float" office:value="0.846484" calcext:value-type="float">
            <text:p>0.8464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12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11 EVALUATION ----</text:p>
          </table:table-cell>
          <table:table-cell table:number-columns-repeated="2"/>
          <table:table-cell office:value-type="float" office:value="0.331287" calcext:value-type="float">
            <text:p>0.3312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10 EVALUATION ----</text:p>
          </table:table-cell>
          <table:table-cell table:number-columns-repeated="2"/>
          <table:table-cell office:value-type="float" office:value="2.014697" calcext:value-type="float">
            <text:p>2.0146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09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08 EVALUATION ----</text:p>
          </table:table-cell>
          <table:table-cell table:number-columns-repeated="2"/>
          <table:table-cell office:value-type="float" office:value="0.78125" calcext:value-type="float">
            <text:p>0.78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07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06 EVALUATION ----</text:p>
          </table:table-cell>
          <table:table-cell table:number-columns-repeated="2"/>
          <table:table-cell office:value-type="float" office:value="0.244288" calcext:value-type="float">
            <text:p>0.244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05 EVALUATION ----</text:p>
          </table:table-cell>
          <table:table-cell table:number-columns-repeated="2"/>
          <table:table-cell office:value-type="float" office:value="0.909811" calcext:value-type="float">
            <text:p>0.9098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04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03 EVALUATION ----</text:p>
          </table:table-cell>
          <table:table-cell table:number-columns-repeated="2"/>
          <table:table-cell office:value-type="float" office:value="0.744551" calcext:value-type="float">
            <text:p>0.7445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02 EVALUATION --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-- EPOCH 001 EVALUATION ----</text:p>
          </table:table-cell>
          <table:table-cell table:number-columns-repeated="2"/>
          <table:table-cell office:value-type="float" office:value="0.098981" calcext:value-type="float">
            <text:p>0.0989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 EPOCH 000 EVALUATION ----</text:p>
          </table:table-cell>
          <table:table-cell table:number-columns-repeated="2"/>
          <table:table-cell office:value-type="float" office:value="14.667283" calcext:value-type="float">
            <text:p>14.667283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EVALUATION Average Accurac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ccoon_id_1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0.936150898732146" calcext:value-type="float">
            <text:p>0.93615089873214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2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0.778954074148582" calcext:value-type="float">
            <text:p>0.77895407414858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3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0.943781055553069" calcext:value-type="float">
            <text:p>0.94378105555306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4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0.645649808120595" calcext:value-type="float">
            <text:p>0.64564980812059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5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0.879306489012347" calcext:value-type="float">
            <text:p>0.8793064890123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6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0.829854757375366" calcext:value-type="float">
            <text:p>0.8298547573753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7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0.885471399141766" calcext:value-type="float">
            <text:p>0.8854713991417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8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0.828284521484752" calcext:value-type="float">
            <text:p>0.82828452148475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9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0.740481048595411" calcext:value-type="float">
            <text:p>0.7404810485954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10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0.979980671129568" calcext:value-type="float">
            <text:p>0.9799806711295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11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0.685755545273247" calcext:value-type="float">
            <text:p>0.6857555452732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12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0.529453456513272" calcext:value-type="float">
            <text:p>0.5294534565132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13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0.727209014996592" calcext:value-type="float">
            <text:p>0.72720901499659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14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15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0.963956839309429" calcext:value-type="float">
            <text:p>0.96395683930942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16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17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18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0.785032893718318" calcext:value-type="float">
            <text:p>0.7850328937183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19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0.843427658602978" calcext:value-type="float">
            <text:p>0.84342765860297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20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0.831571249122966" calcext:value-type="float">
            <text:p>0.8315712491229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21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0.803968891797295" calcext:value-type="float">
            <text:p>0.80396889179729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22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0.951199107640826" calcext:value-type="float">
            <text:p>0.951199107640826</text:p>
          </table:table-cell>
          <table:table-cell table:number-columns-repeated="14"/>
          <table:table-cell office:value-type="float" office:value="0.828284521484752" calcext:value-type="float">
            <text:p>0.82828452148475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accoon_id_23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24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0.696430773974715" calcext:value-type="float">
            <text:p>0.6964307739747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ccoon_id_25.seg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accuracy:</text:p>
          </table:table-cell>
          <table:table-cell office:value-type="float" office:value="0.831300981340682" calcext:value-type="float">
            <text:p>0.831300981340682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OTAL AVG ACCURACY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formula="of:=AVERAGE([.D1425:.D1449])" office:value-type="float" office:value="0.843888845423357" calcext:value-type="float">
            <text:p>0.84388884542335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ict_values([0.8406597226514931]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{'Raccoon':</text:p>
          </table:table-cell>
          <table:table-cell office:value-type="string" calcext:value-type="string">
            <text:p>0.8406597226514931}</text:p>
          </table:table-cell>
          <table:table-cell table:number-columns-repeated="1022"/>
        </table:table-row>
        <table:table-row table:style-name="ro2">
          <table:table-cell office:value-type="float" office:value="0.840659722651493" calcext:value-type="float">
            <text:p>0.84065972265149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va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loss: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val</text:p>
          </table:table-cell>
          <table:table-cell office:value-type="string" calcext:value-type="string">
            <text:p>accuracy:</text:p>
          </table:table-cell>
          <table:table-cell office:value-type="float" office:value="0.930137" calcext:value-type="float">
            <text:p>0.930137</text:p>
          </table:table-cell>
          <table:table-cell/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vgClassAccuracy</text:p>
          </table:table-cell>
          <table:table-cell office:value-type="float" office:value="5293" calcext:value-type="float">
            <text:p>5293</text:p>
          </table:table-cell>
          <table:table-cell office:value-type="float" office:value="34736" calcext:value-type="float">
            <text:p>34736</text:p>
          </table:table-cell>
          <table:table-cell office:value-type="float" office:value="3551" calcext:value-type="float">
            <text:p>3551</text:p>
          </table:table-cell>
          <table:table-cell office:value-type="float" office:value="4043" calcext:value-type="float">
            <text:p>4043</text:p>
          </table:table-cell>
          <table:table-cell table:number-columns-repeated="3"/>
          <table:table-cell office:value-type="float" office:value="5299" calcext:value-type="float">
            <text:p>5299</text:p>
          </table:table-cell>
          <table:table-cell office:value-type="float" office:value="36335" calcext:value-type="float">
            <text:p>36335</text:p>
          </table:table-cell>
          <table:table-cell office:value-type="float" office:value="4421" calcext:value-type="float">
            <text:p>4421</text:p>
          </table:table-cell>
          <table:table-cell office:value-type="float" office:value="5145" calcext:value-type="float">
            <text:p>5145</text:p>
          </table:table-cell>
          <table:table-cell table:number-columns-repeated="42"/>
          <table:table-cell table:number-columns-repeated="45" office:value-type="string" calcext:value-type="string">
            <text:p>0,</text:p>
          </table:table-cell>
          <table:table-cell office:value-type="string" calcext:value-type="string">
            <text:p>0]</text:p>
          </table:table-cell>
          <table:table-cell table:number-columns-repeated="924"/>
        </table:table-row>
        <table:table-row table:style-name="ro2">
          <table:table-cell/>
          <table:table-cell table:formula="of:=SUM([.B1460:.E1460])" office:value-type="float" office:value="47623" calcext:value-type="float">
            <text:p>47623</text:p>
          </table:table-cell>
          <table:table-cell table:number-columns-repeated="6"/>
          <table:table-cell table:formula="of:=SUM([.I1460:.L1460])" office:value-type="float" office:value="51200" calcext:value-type="float">
            <text:p>5120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av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acc:</text:p>
          </table:table-cell>
          <table:table-cell table:formula="of:=[.B1461]/[.I1461]" office:value-type="float" office:value="0.93013671875" calcext:value-type="float">
            <text:p>0.930136718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oU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accoon:</text:p>
          </table:table-cell>
          <table:table-cell/>
          <table:table-cell office:value-type="float" office:value="0.84066" calcext:value-type="float">
            <text:p>0.840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an</text:p>
          </table:table-cell>
          <table:table-cell office:value-type="string" calcext:value-type="string">
            <text:p>mIoU:</text:p>
          </table:table-cell>
          <table:table-cell office:value-type="float" office:value="0.84066" calcext:value-type="float">
            <text:p>0.8406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an</text:p>
          </table:table-cell>
          <table:table-cell office:value-type="string" calcext:value-type="string">
            <text:p>mIoU</text:p>
          </table:table-cell>
          <table:table-cell office:value-type="string" calcext:value-type="string">
            <text:p>(all</text:p>
          </table:table-cell>
          <table:table-cell office:value-type="string" calcext:value-type="string">
            <text:p>shapes):</text:p>
          </table:table-cell>
          <table:table-cell office:value-type="float" office:value="0.84066" calcext:value-type="float">
            <text:p>0.84066</text:p>
          </table:table-cell>
          <table:table-cell table:number-columns-repeated="1019"/>
        </table:table-row>
        <table:table-row table:style-name="ro2" table:number-rows-repeated="30">
          <table:table-cell table:number-columns-repeated="1024"/>
        </table:table-row>
        <table:table-row table:style-name="ro1" table:number-rows-repeated="10470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B142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CA">
      <loext:text> </loext:text>
      <loext:fill-character> </loext:fill-character>
      <number:text>- </number:text>
    </number:number-style>
    <number:text-style style:name="N10126" number:language="en" number:country="C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27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7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7P2" style:volatile="true" number:language="en" number:country="CA">
      <number:currency-symbol/>
      <loext:fill-character> </loext:fill-character>
      <number:text>- </number:text>
    </number:currency-style>
    <number:text-style style:name="N10127" number:language="en" number:country="CA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8" number:language="en" number:country="CA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9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Noto Sans CJK SC" style:font-family-asian="'Noto Sans CJK SC'" style:font-family-generic-asian="system" style:font-pitch-asian="variable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Petluk</meta:initial-creator>
    <meta:editing-cycles>3</meta:editing-cycles>
    <meta:creation-date>2019-12-15T00:18:07</meta:creation-date>
    <dc:date>2021-05-14T12:05:23.052037609</dc:date>
    <meta:editing-duration>PT1H21M31S</meta:editing-duration>
    <meta:generator>LibreOffice/6.0.7.3$Linux_X86_64 LibreOffice_project/00m0$Build-3</meta:generator>
    <meta:document-statistic meta:table-count="1" meta:cell-count="380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maximum="1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4b183" svg:stroke-opacity="43%" draw:fill-color="#f4b183" draw:opacity="43%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2.33cm" svg:height="7.248cm" xlink:href=".." xlink:type="simple" chart:class="chart:line" chart:style-name="ch1">
        <chart:title svg:x="1.882cm" svg:y="0.279cm" chart:style-name="ch2">
          <text:p>PointNet++ Accuracy over Epoch</text:p>
        </chart:title>
        <chart:legend chart:legend-position="bottom" svg:x="1.403cm" svg:y="6.676cm" style:legend-expansion="wide" chart:style-name="ch3"/>
        <chart:plot-area chart:style-name="ch4" table:cell-range-address="Sheet1.C14:Sheet1.D214 Sheet1.D617:Sheet1.D1018" chart:data-source-has-labels="both" svg:x="1.306cm" svg:y="1.302cm" svg:width="10.778cm" svg:height="4.016cm">
          <chartooo:coordinate-region svg:x="1.936cm" svg:y="1.302cm" svg:width="10.119cm" svg:height="3.018cm"/>
          <chart:axis chart:dimension="x" chart:name="primary-x" chart:style-name="ch5" chartooo:axis-type="auto">
            <chartooo:date-scale/>
            <chart:title svg:x="6.115cm" svg:y="5.463cm" chart:style-name="ch6">
              <text:p>Epoch</text:p>
            </chart:title>
            <chart:categories table:cell-range-address="Sheet1.C14:Sheet1.C214"/>
          </chart:axis>
          <chart:axis chart:dimension="y" chart:name="primary-y" chart:style-name="ch7">
            <chart:title svg:x="0.451cm" svg:y="4.155cm" chart:style-name="ch8">
              <text:p>Accuracy</text:p>
            </chart:title>
            <chart:grid chart:style-name="ch9" chart:class="major"/>
          </chart:axis>
          <chart:series chart:style-name="ch10" chart:values-cell-range-address="Sheet1.D14:Sheet1.D214" loext:label-string="&quot;Train Loss&quot;" chart:class="chart:line">
            <chart:data-point chart:repeated="201"/>
          </chart:series>
          <chart:series chart:style-name="ch11" chart:values-cell-range-address="Sheet1.D818:Sheet1.D1018" loext:label-string="&quot;Train Accuracy&quot;" chart:class="chart:line">
            <chart:data-point chart:repeated="201"/>
          </chart:series>
          <chart:series chart:style-name="ch12" chart:values-cell-range-address="Sheet1.D617:Sheet1.D817" loext:label-string="&quot;Eval Mean Iou&quot;" chart:class="chart:line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Loss</text:p>
              </table:table-cell>
              <table:table-cell office:value-type="string">
                <text:p>Train Accuracy</text:p>
              </table:table-cell>
              <table:table-cell office:value-type="string">
                <text:p>Eval Mean Iou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14:Sheet1.C214</svg:desc>
                </draw:g>
              </table:table-cell>
              <table:table-cell office:value-type="float" office:value="3.816495">
                <text:p>3.816495</text:p>
                <draw:g>
                  <svg:desc>Sheet1.D14:Sheet1.D214</svg:desc>
                </draw:g>
              </table:table-cell>
              <table:table-cell office:value-type="float" office:value="0.137317">
                <text:p>0.137317</text:p>
                <draw:g>
                  <svg:desc>Sheet1.D818:Sheet1.D1018</svg:desc>
                </draw:g>
              </table:table-cell>
              <table:table-cell office:value-type="float" office:value="0.077503">
                <text:p>0.077503</text:p>
                <draw:g>
                  <svg:desc>Sheet1.D617:Sheet1.D8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859642">
                <text:p>1.859642</text:p>
              </table:table-cell>
              <table:table-cell office:value-type="float" office:value="0.657275">
                <text:p>0.657275</text:p>
              </table:table-cell>
              <table:table-cell office:value-type="float" office:value="0.07373">
                <text:p>0.0737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34285">
                <text:p>1.534285</text:p>
              </table:table-cell>
              <table:table-cell office:value-type="float" office:value="0.743726">
                <text:p>0.743726</text:p>
              </table:table-cell>
              <table:table-cell office:value-type="float" office:value="0.061705">
                <text:p>0.0617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16866">
                <text:p>0.916866</text:p>
              </table:table-cell>
              <table:table-cell office:value-type="float" office:value="0.789355">
                <text:p>0.789355</text:p>
              </table:table-cell>
              <table:table-cell office:value-type="float" office:value="0.176421">
                <text:p>0.1764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18151">
                <text:p>0.718151</text:p>
              </table:table-cell>
              <table:table-cell office:value-type="float" office:value="0.818701">
                <text:p>0.818701</text:p>
              </table:table-cell>
              <table:table-cell office:value-type="float" office:value="0.187682">
                <text:p>0.1876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5703">
                <text:p>0.45703</text:p>
              </table:table-cell>
              <table:table-cell office:value-type="float" office:value="0.865332">
                <text:p>0.865332</text:p>
              </table:table-cell>
              <table:table-cell office:value-type="float" office:value="0.189746">
                <text:p>0.1897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78874">
                <text:p>0.578874</text:p>
              </table:table-cell>
              <table:table-cell office:value-type="float" office:value="0.844458">
                <text:p>0.844458</text:p>
              </table:table-cell>
              <table:table-cell office:value-type="float" office:value="0.047894">
                <text:p>0.04789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852413">
                <text:p>0.852413</text:p>
              </table:table-cell>
              <table:table-cell office:value-type="float" office:value="0.741589">
                <text:p>0.741589</text:p>
              </table:table-cell>
              <table:table-cell office:value-type="float" office:value="0.025791">
                <text:p>0.0257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95593">
                <text:p>0.695593</text:p>
              </table:table-cell>
              <table:table-cell office:value-type="float" office:value="0.783911">
                <text:p>0.783911</text:p>
              </table:table-cell>
              <table:table-cell office:value-type="float" office:value="0.025391">
                <text:p>0.0253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55741">
                <text:p>0.555741</text:p>
              </table:table-cell>
              <table:table-cell office:value-type="float" office:value="0.836926">
                <text:p>0.836926</text:p>
              </table:table-cell>
              <table:table-cell office:value-type="float" office:value="0.024932">
                <text:p>0.0249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5368">
                <text:p>0.55368</text:p>
              </table:table-cell>
              <table:table-cell office:value-type="float" office:value="0.808887">
                <text:p>0.808887</text:p>
              </table:table-cell>
              <table:table-cell office:value-type="float" office:value="0.042798">
                <text:p>0.04279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90723">
                <text:p>0.390723</text:p>
              </table:table-cell>
              <table:table-cell office:value-type="float" office:value="0.881604">
                <text:p>0.881604</text:p>
              </table:table-cell>
              <table:table-cell office:value-type="float" office:value="0.025522">
                <text:p>0.0255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3225">
                <text:p>0.33225</text:p>
              </table:table-cell>
              <table:table-cell office:value-type="float" office:value="0.902112">
                <text:p>0.902112</text:p>
              </table:table-cell>
              <table:table-cell office:value-type="float" office:value="0.122319">
                <text:p>0.1223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474">
                <text:p>0.30474</text:p>
              </table:table-cell>
              <table:table-cell office:value-type="float" office:value="0.912952">
                <text:p>0.912952</text:p>
              </table:table-cell>
              <table:table-cell office:value-type="float" office:value="0.330059">
                <text:p>0.3300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1736">
                <text:p>0.31736</text:p>
              </table:table-cell>
              <table:table-cell office:value-type="float" office:value="0.903198">
                <text:p>0.903198</text:p>
              </table:table-cell>
              <table:table-cell office:value-type="float" office:value="0.066042">
                <text:p>0.06604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9395">
                <text:p>0.29395</text:p>
              </table:table-cell>
              <table:table-cell office:value-type="float" office:value="0.913281">
                <text:p>0.913281</text:p>
              </table:table-cell>
              <table:table-cell office:value-type="float" office:value="0.370323">
                <text:p>0.37032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47296">
                <text:p>0.247296</text:p>
              </table:table-cell>
              <table:table-cell office:value-type="float" office:value="0.930737">
                <text:p>0.930737</text:p>
              </table:table-cell>
              <table:table-cell office:value-type="float" office:value="0.134904">
                <text:p>0.1349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31924">
                <text:p>0.231924</text:p>
              </table:table-cell>
              <table:table-cell office:value-type="float" office:value="0.93761">
                <text:p>0.93761</text:p>
              </table:table-cell>
              <table:table-cell office:value-type="float" office:value="0.272937">
                <text:p>0.2729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52429">
                <text:p>0.252429</text:p>
              </table:table-cell>
              <table:table-cell office:value-type="float" office:value="0.925195">
                <text:p>0.925195</text:p>
              </table:table-cell>
              <table:table-cell office:value-type="float" office:value="0.422396">
                <text:p>0.42239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58011">
                <text:p>0.158011</text:p>
              </table:table-cell>
              <table:table-cell office:value-type="float" office:value="0.954114">
                <text:p>0.954114</text:p>
              </table:table-cell>
              <table:table-cell office:value-type="float" office:value="0.54964">
                <text:p>0.549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44343">
                <text:p>0.144343</text:p>
              </table:table-cell>
              <table:table-cell office:value-type="float" office:value="0.964514">
                <text:p>0.964514</text:p>
              </table:table-cell>
              <table:table-cell office:value-type="float" office:value="0.623677">
                <text:p>0.62367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195667">
                <text:p>0.195667</text:p>
              </table:table-cell>
              <table:table-cell office:value-type="float" office:value="0.938513">
                <text:p>0.938513</text:p>
              </table:table-cell>
              <table:table-cell office:value-type="float" office:value="0.713159">
                <text:p>0.71315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12976">
                <text:p>0.212976</text:p>
              </table:table-cell>
              <table:table-cell office:value-type="float" office:value="0.935071">
                <text:p>0.935071</text:p>
              </table:table-cell>
              <table:table-cell office:value-type="float" office:value="0.503071">
                <text:p>0.50307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45243">
                <text:p>0.145243</text:p>
              </table:table-cell>
              <table:table-cell office:value-type="float" office:value="0.954443">
                <text:p>0.954443</text:p>
              </table:table-cell>
              <table:table-cell office:value-type="float" office:value="0.68044">
                <text:p>0.6804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06614">
                <text:p>0.206614</text:p>
              </table:table-cell>
              <table:table-cell office:value-type="float" office:value="0.939111">
                <text:p>0.939111</text:p>
              </table:table-cell>
              <table:table-cell office:value-type="float" office:value="0.025327">
                <text:p>0.0253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55873">
                <text:p>0.155873</text:p>
              </table:table-cell>
              <table:table-cell office:value-type="float" office:value="0.958899">
                <text:p>0.958899</text:p>
              </table:table-cell>
              <table:table-cell office:value-type="float" office:value="0.787665">
                <text:p>0.78766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5284">
                <text:p>0.15284</text:p>
              </table:table-cell>
              <table:table-cell office:value-type="float" office:value="0.952502">
                <text:p>0.952502</text:p>
              </table:table-cell>
              <table:table-cell office:value-type="float" office:value="0.032492">
                <text:p>0.03249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130885">
                <text:p>0.130885</text:p>
              </table:table-cell>
              <table:table-cell office:value-type="float" office:value="0.961792">
                <text:p>0.961792</text:p>
              </table:table-cell>
              <table:table-cell office:value-type="float" office:value="0.172759">
                <text:p>0.17275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80614">
                <text:p>0.080614</text:p>
              </table:table-cell>
              <table:table-cell office:value-type="float" office:value="0.979333">
                <text:p>0.979333</text:p>
              </table:table-cell>
              <table:table-cell office:value-type="float" office:value="0.683606">
                <text:p>0.6836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62338">
                <text:p>0.162338</text:p>
              </table:table-cell>
              <table:table-cell office:value-type="float" office:value="0.945544">
                <text:p>0.945544</text:p>
              </table:table-cell>
              <table:table-cell office:value-type="float" office:value="0.722199">
                <text:p>0.7221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98558">
                <text:p>0.098558</text:p>
              </table:table-cell>
              <table:table-cell office:value-type="float" office:value="0.975854">
                <text:p>0.975854</text:p>
              </table:table-cell>
              <table:table-cell office:value-type="float" office:value="0.639624">
                <text:p>0.63962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02994">
                <text:p>0.102994</text:p>
              </table:table-cell>
              <table:table-cell office:value-type="float" office:value="0.969238">
                <text:p>0.969238</text:p>
              </table:table-cell>
              <table:table-cell office:value-type="float" office:value="0.024727">
                <text:p>0.02472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86049">
                <text:p>0.086049</text:p>
              </table:table-cell>
              <table:table-cell office:value-type="float" office:value="0.975134">
                <text:p>0.975134</text:p>
              </table:table-cell>
              <table:table-cell office:value-type="float" office:value="0.105523">
                <text:p>0.10552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126094">
                <text:p>0.126094</text:p>
              </table:table-cell>
              <table:table-cell office:value-type="float" office:value="0.96626">
                <text:p>0.96626</text:p>
              </table:table-cell>
              <table:table-cell office:value-type="float" office:value="0.55589">
                <text:p>0.5558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89542">
                <text:p>0.089542</text:p>
              </table:table-cell>
              <table:table-cell office:value-type="float" office:value="0.975793">
                <text:p>0.975793</text:p>
              </table:table-cell>
              <table:table-cell office:value-type="float" office:value="0.757068">
                <text:p>0.75706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81951">
                <text:p>0.081951</text:p>
              </table:table-cell>
              <table:table-cell office:value-type="float" office:value="0.978833">
                <text:p>0.978833</text:p>
              </table:table-cell>
              <table:table-cell office:value-type="float" office:value="0.496601">
                <text:p>0.4966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69656">
                <text:p>0.069656</text:p>
              </table:table-cell>
              <table:table-cell office:value-type="float" office:value="0.979736">
                <text:p>0.979736</text:p>
              </table:table-cell>
              <table:table-cell office:value-type="float" office:value="0.731513">
                <text:p>0.73151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72823">
                <text:p>0.072823</text:p>
              </table:table-cell>
              <table:table-cell office:value-type="float" office:value="0.98103">
                <text:p>0.98103</text:p>
              </table:table-cell>
              <table:table-cell office:value-type="float" office:value="0.842583">
                <text:p>0.84258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49789">
                <text:p>0.049789</text:p>
              </table:table-cell>
              <table:table-cell office:value-type="float" office:value="0.987683">
                <text:p>0.987683</text:p>
              </table:table-cell>
              <table:table-cell office:value-type="float" office:value="0.896083">
                <text:p>0.89608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50166">
                <text:p>0.050166</text:p>
              </table:table-cell>
              <table:table-cell office:value-type="float" office:value="0.986987">
                <text:p>0.986987</text:p>
              </table:table-cell>
              <table:table-cell office:value-type="float" office:value="0.897588">
                <text:p>0.89758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65218">
                <text:p>0.065218</text:p>
              </table:table-cell>
              <table:table-cell office:value-type="float" office:value="0.981189">
                <text:p>0.981189</text:p>
              </table:table-cell>
              <table:table-cell office:value-type="float" office:value="0.859241">
                <text:p>0.85924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13529">
                <text:p>0.113529</text:p>
              </table:table-cell>
              <table:table-cell office:value-type="float" office:value="0.969287">
                <text:p>0.969287</text:p>
              </table:table-cell>
              <table:table-cell office:value-type="float" office:value="0.024907">
                <text:p>0.02490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02846">
                <text:p>0.102846</text:p>
              </table:table-cell>
              <table:table-cell office:value-type="float" office:value="0.97218">
                <text:p>0.97218</text:p>
              </table:table-cell>
              <table:table-cell office:value-type="float" office:value="0.025479">
                <text:p>0.02547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97724">
                <text:p>0.097724</text:p>
              </table:table-cell>
              <table:table-cell office:value-type="float" office:value="0.972961">
                <text:p>0.972961</text:p>
              </table:table-cell>
              <table:table-cell office:value-type="float" office:value="0.675213">
                <text:p>0.67521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62177">
                <text:p>0.062177</text:p>
              </table:table-cell>
              <table:table-cell office:value-type="float" office:value="0.982288">
                <text:p>0.982288</text:p>
              </table:table-cell>
              <table:table-cell office:value-type="float" office:value="0.891063">
                <text:p>0.89106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79269">
                <text:p>0.079269</text:p>
              </table:table-cell>
              <table:table-cell office:value-type="float" office:value="0.976294">
                <text:p>0.976294</text:p>
              </table:table-cell>
              <table:table-cell office:value-type="float" office:value="0.801545">
                <text:p>0.80154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121166">
                <text:p>0.121166</text:p>
              </table:table-cell>
              <table:table-cell office:value-type="float" office:value="0.970471">
                <text:p>0.970471</text:p>
              </table:table-cell>
              <table:table-cell office:value-type="float" office:value="0.551309">
                <text:p>0.55130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71038">
                <text:p>0.071038</text:p>
              </table:table-cell>
              <table:table-cell office:value-type="float" office:value="0.979785">
                <text:p>0.979785</text:p>
              </table:table-cell>
              <table:table-cell office:value-type="float" office:value="0.762091">
                <text:p>0.76209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76216">
                <text:p>0.076216</text:p>
              </table:table-cell>
              <table:table-cell office:value-type="float" office:value="0.972473">
                <text:p>0.972473</text:p>
              </table:table-cell>
              <table:table-cell office:value-type="float" office:value="0.024932">
                <text:p>0.02493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59425">
                <text:p>0.059425</text:p>
              </table:table-cell>
              <table:table-cell office:value-type="float" office:value="0.982483">
                <text:p>0.982483</text:p>
              </table:table-cell>
              <table:table-cell office:value-type="float" office:value="0.510657">
                <text:p>0.51065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53224">
                <text:p>0.053224</text:p>
              </table:table-cell>
              <table:table-cell office:value-type="float" office:value="0.986682">
                <text:p>0.986682</text:p>
              </table:table-cell>
              <table:table-cell office:value-type="float" office:value="0.025317">
                <text:p>0.02531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63951">
                <text:p>0.063951</text:p>
              </table:table-cell>
              <table:table-cell office:value-type="float" office:value="0.982544">
                <text:p>0.982544</text:p>
              </table:table-cell>
              <table:table-cell office:value-type="float" office:value="0.749202">
                <text:p>0.74920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78115">
                <text:p>0.078115</text:p>
              </table:table-cell>
              <table:table-cell office:value-type="float" office:value="0.979126">
                <text:p>0.979126</text:p>
              </table:table-cell>
              <table:table-cell office:value-type="float" office:value="0.738857">
                <text:p>0.73885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61873">
                <text:p>0.061873</text:p>
              </table:table-cell>
              <table:table-cell office:value-type="float" office:value="0.980432">
                <text:p>0.980432</text:p>
              </table:table-cell>
              <table:table-cell office:value-type="float" office:value="0.799154">
                <text:p>0.79915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73051">
                <text:p>0.073051</text:p>
              </table:table-cell>
              <table:table-cell office:value-type="float" office:value="0.978271">
                <text:p>0.978271</text:p>
              </table:table-cell>
              <table:table-cell office:value-type="float" office:value="0.695957">
                <text:p>0.69595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6238">
                <text:p>0.06238</text:p>
              </table:table-cell>
              <table:table-cell office:value-type="float" office:value="0.983252">
                <text:p>0.983252</text:p>
              </table:table-cell>
              <table:table-cell office:value-type="float" office:value="0.025176">
                <text:p>0.02517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11564">
                <text:p>0.11564</text:p>
              </table:table-cell>
              <table:table-cell office:value-type="float" office:value="0.966785">
                <text:p>0.966785</text:p>
              </table:table-cell>
              <table:table-cell office:value-type="float" office:value="0.849556">
                <text:p>0.84955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57895">
                <text:p>0.057895</text:p>
              </table:table-cell>
              <table:table-cell office:value-type="float" office:value="0.983374">
                <text:p>0.983374</text:p>
              </table:table-cell>
              <table:table-cell office:value-type="float" office:value="0.481176">
                <text:p>0.48117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53075">
                <text:p>0.053075</text:p>
              </table:table-cell>
              <table:table-cell office:value-type="float" office:value="0.984631">
                <text:p>0.984631</text:p>
              </table:table-cell>
              <table:table-cell office:value-type="float" office:value="0.324267">
                <text:p>0.32426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60599">
                <text:p>0.060599</text:p>
              </table:table-cell>
              <table:table-cell office:value-type="float" office:value="0.98186">
                <text:p>0.98186</text:p>
              </table:table-cell>
              <table:table-cell office:value-type="float" office:value="0.595916">
                <text:p>0.59591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4733">
                <text:p>0.04733</text:p>
              </table:table-cell>
              <table:table-cell office:value-type="float" office:value="0.985913">
                <text:p>0.985913</text:p>
              </table:table-cell>
              <table:table-cell office:value-type="float" office:value="0.631695">
                <text:p>0.63169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71646">
                <text:p>0.071646</text:p>
              </table:table-cell>
              <table:table-cell office:value-type="float" office:value="0.976025">
                <text:p>0.976025</text:p>
              </table:table-cell>
              <table:table-cell office:value-type="float" office:value="0.761484">
                <text:p>0.76148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75432">
                <text:p>0.075432</text:p>
              </table:table-cell>
              <table:table-cell office:value-type="float" office:value="0.974158">
                <text:p>0.974158</text:p>
              </table:table-cell>
              <table:table-cell office:value-type="float" office:value="0.935761">
                <text:p>0.93576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97008">
                <text:p>0.097008</text:p>
              </table:table-cell>
              <table:table-cell office:value-type="float" office:value="0.971692">
                <text:p>0.971692</text:p>
              </table:table-cell>
              <table:table-cell office:value-type="float" office:value="0.500012">
                <text:p>0.50001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51929">
                <text:p>0.051929</text:p>
              </table:table-cell>
              <table:table-cell office:value-type="float" office:value="0.985315">
                <text:p>0.985315</text:p>
              </table:table-cell>
              <table:table-cell office:value-type="float" office:value="0.842375">
                <text:p>0.84237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58273">
                <text:p>0.058273</text:p>
              </table:table-cell>
              <table:table-cell office:value-type="float" office:value="0.98175">
                <text:p>0.98175</text:p>
              </table:table-cell>
              <table:table-cell office:value-type="float" office:value="0.887804">
                <text:p>0.88780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47445">
                <text:p>0.047445</text:p>
              </table:table-cell>
              <table:table-cell office:value-type="float" office:value="0.987341">
                <text:p>0.987341</text:p>
              </table:table-cell>
              <table:table-cell office:value-type="float" office:value="0.978392">
                <text:p>0.97839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99914">
                <text:p>0.099914</text:p>
              </table:table-cell>
              <table:table-cell office:value-type="float" office:value="0.967346">
                <text:p>0.967346</text:p>
              </table:table-cell>
              <table:table-cell office:value-type="float" office:value="0.586218">
                <text:p>0.58621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4306">
                <text:p>0.04306</text:p>
              </table:table-cell>
              <table:table-cell office:value-type="float" office:value="0.987512">
                <text:p>0.987512</text:p>
              </table:table-cell>
              <table:table-cell office:value-type="float" office:value="0.922972">
                <text:p>0.92297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27488">
                <text:p>0.027488</text:p>
              </table:table-cell>
              <table:table-cell office:value-type="float" office:value="0.992712">
                <text:p>0.992712</text:p>
              </table:table-cell>
              <table:table-cell office:value-type="float" office:value="0.722988">
                <text:p>0.7229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70839">
                <text:p>0.070839</text:p>
              </table:table-cell>
              <table:table-cell office:value-type="float" office:value="0.980457">
                <text:p>0.980457</text:p>
              </table:table-cell>
              <table:table-cell office:value-type="float" office:value="0.929496">
                <text:p>0.92949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39629">
                <text:p>0.039629</text:p>
              </table:table-cell>
              <table:table-cell office:value-type="float" office:value="0.987012">
                <text:p>0.987012</text:p>
              </table:table-cell>
              <table:table-cell office:value-type="float" office:value="0.914612">
                <text:p>0.91461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71229">
                <text:p>0.071229</text:p>
              </table:table-cell>
              <table:table-cell office:value-type="float" office:value="0.98335">
                <text:p>0.98335</text:p>
              </table:table-cell>
              <table:table-cell office:value-type="float" office:value="0.821667">
                <text:p>0.82166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45517">
                <text:p>0.045517</text:p>
              </table:table-cell>
              <table:table-cell office:value-type="float" office:value="0.985498">
                <text:p>0.985498</text:p>
              </table:table-cell>
              <table:table-cell office:value-type="float" office:value="0.847812">
                <text:p>0.84781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40138">
                <text:p>0.040138</text:p>
              </table:table-cell>
              <table:table-cell office:value-type="float" office:value="0.987598">
                <text:p>0.987598</text:p>
              </table:table-cell>
              <table:table-cell office:value-type="float" office:value="0.892299">
                <text:p>0.8922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64477">
                <text:p>0.064477</text:p>
              </table:table-cell>
              <table:table-cell office:value-type="float" office:value="0.979089">
                <text:p>0.979089</text:p>
              </table:table-cell>
              <table:table-cell office:value-type="float" office:value="0.798186">
                <text:p>0.79818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51179">
                <text:p>0.051179</text:p>
              </table:table-cell>
              <table:table-cell office:value-type="float" office:value="0.982324">
                <text:p>0.982324</text:p>
              </table:table-cell>
              <table:table-cell office:value-type="float" office:value="0.886935">
                <text:p>0.88693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52957">
                <text:p>0.052957</text:p>
              </table:table-cell>
              <table:table-cell office:value-type="float" office:value="0.98385">
                <text:p>0.98385</text:p>
              </table:table-cell>
              <table:table-cell office:value-type="float" office:value="0.484089">
                <text:p>0.48408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41456">
                <text:p>0.041456</text:p>
              </table:table-cell>
              <table:table-cell office:value-type="float" office:value="0.987">
                <text:p>0.987</text:p>
              </table:table-cell>
              <table:table-cell office:value-type="float" office:value="0.897345">
                <text:p>0.89734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45445">
                <text:p>0.045445</text:p>
              </table:table-cell>
              <table:table-cell office:value-type="float" office:value="0.987854">
                <text:p>0.987854</text:p>
              </table:table-cell>
              <table:table-cell office:value-type="float" office:value="0.487142">
                <text:p>0.4871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29636">
                <text:p>0.029636</text:p>
              </table:table-cell>
              <table:table-cell office:value-type="float" office:value="0.990625">
                <text:p>0.990625</text:p>
              </table:table-cell>
              <table:table-cell office:value-type="float" office:value="0.954357">
                <text:p>0.95435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42089">
                <text:p>0.042089</text:p>
              </table:table-cell>
              <table:table-cell office:value-type="float" office:value="0.986609">
                <text:p>0.986609</text:p>
              </table:table-cell>
              <table:table-cell office:value-type="float" office:value="0.937516">
                <text:p>0.93751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56854">
                <text:p>0.056854</text:p>
              </table:table-cell>
              <table:table-cell office:value-type="float" office:value="0.979907">
                <text:p>0.979907</text:p>
              </table:table-cell>
              <table:table-cell office:value-type="float" office:value="0.891756">
                <text:p>0.89175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73462">
                <text:p>0.073462</text:p>
              </table:table-cell>
              <table:table-cell office:value-type="float" office:value="0.977954">
                <text:p>0.977954</text:p>
              </table:table-cell>
              <table:table-cell office:value-type="float" office:value="0.907735">
                <text:p>0.90773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60671">
                <text:p>0.060671</text:p>
              </table:table-cell>
              <table:table-cell office:value-type="float" office:value="0.981262">
                <text:p>0.981262</text:p>
              </table:table-cell>
              <table:table-cell office:value-type="float" office:value="0.971051">
                <text:p>0.97105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51581">
                <text:p>0.051581</text:p>
              </table:table-cell>
              <table:table-cell office:value-type="float" office:value="0.982581">
                <text:p>0.982581</text:p>
              </table:table-cell>
              <table:table-cell office:value-type="float" office:value="0.036922">
                <text:p>0.03692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5283">
                <text:p>0.05283</text:p>
              </table:table-cell>
              <table:table-cell office:value-type="float" office:value="0.982166">
                <text:p>0.982166</text:p>
              </table:table-cell>
              <table:table-cell office:value-type="float" office:value="0.800904">
                <text:p>0.80090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75095">
                <text:p>0.075095</text:p>
              </table:table-cell>
              <table:table-cell office:value-type="float" office:value="0.978064">
                <text:p>0.978064</text:p>
              </table:table-cell>
              <table:table-cell office:value-type="float" office:value="0.711373">
                <text:p>0.71137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55582">
                <text:p>0.055582</text:p>
              </table:table-cell>
              <table:table-cell office:value-type="float" office:value="0.979993">
                <text:p>0.979993</text:p>
              </table:table-cell>
              <table:table-cell office:value-type="float" office:value="0.767926">
                <text:p>0.76792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42551">
                <text:p>0.042551</text:p>
              </table:table-cell>
              <table:table-cell office:value-type="float" office:value="0.98717">
                <text:p>0.98717</text:p>
              </table:table-cell>
              <table:table-cell office:value-type="float" office:value="0.718202">
                <text:p>0.7182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33121">
                <text:p>0.033121</text:p>
              </table:table-cell>
              <table:table-cell office:value-type="float" office:value="0.991101">
                <text:p>0.991101</text:p>
              </table:table-cell>
              <table:table-cell office:value-type="float" office:value="0.934067">
                <text:p>0.93406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2386">
                <text:p>0.02386</text:p>
              </table:table-cell>
              <table:table-cell office:value-type="float" office:value="0.993018">
                <text:p>0.993018</text:p>
              </table:table-cell>
              <table:table-cell office:value-type="float" office:value="0.946975">
                <text:p>0.94697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4371">
                <text:p>0.04371</text:p>
              </table:table-cell>
              <table:table-cell office:value-type="float" office:value="0.987402">
                <text:p>0.987402</text:p>
              </table:table-cell>
              <table:table-cell office:value-type="float" office:value="0.923088">
                <text:p>0.92308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28929">
                <text:p>0.028929</text:p>
              </table:table-cell>
              <table:table-cell office:value-type="float" office:value="0.991687">
                <text:p>0.991687</text:p>
              </table:table-cell>
              <table:table-cell office:value-type="float" office:value="0.939839">
                <text:p>0.93983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2648">
                <text:p>0.02648</text:p>
              </table:table-cell>
              <table:table-cell office:value-type="float" office:value="0.991541">
                <text:p>0.991541</text:p>
              </table:table-cell>
              <table:table-cell office:value-type="float" office:value="0.594104">
                <text:p>0.59410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48549">
                <text:p>0.048549</text:p>
              </table:table-cell>
              <table:table-cell office:value-type="float" office:value="0.983167">
                <text:p>0.983167</text:p>
              </table:table-cell>
              <table:table-cell office:value-type="float" office:value="0.738013">
                <text:p>0.73801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4286">
                <text:p>0.04286</text:p>
              </table:table-cell>
              <table:table-cell office:value-type="float" office:value="0.986804">
                <text:p>0.986804</text:p>
              </table:table-cell>
              <table:table-cell office:value-type="float" office:value="0.881772">
                <text:p>0.88177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37373">
                <text:p>0.037373</text:p>
              </table:table-cell>
              <table:table-cell office:value-type="float" office:value="0.989807">
                <text:p>0.989807</text:p>
              </table:table-cell>
              <table:table-cell office:value-type="float" office:value="0.801347">
                <text:p>0.80134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5035">
                <text:p>0.05035</text:p>
              </table:table-cell>
              <table:table-cell office:value-type="float" office:value="0.985376">
                <text:p>0.985376</text:p>
              </table:table-cell>
              <table:table-cell office:value-type="float" office:value="0.849075">
                <text:p>0.84907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28034">
                <text:p>0.028034</text:p>
              </table:table-cell>
              <table:table-cell office:value-type="float" office:value="0.991296">
                <text:p>0.991296</text:p>
              </table:table-cell>
              <table:table-cell office:value-type="float" office:value="0.883762">
                <text:p>0.8837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3589">
                <text:p>0.043589</text:p>
              </table:table-cell>
              <table:table-cell office:value-type="float" office:value="0.987073">
                <text:p>0.987073</text:p>
              </table:table-cell>
              <table:table-cell office:value-type="float" office:value="0.024902">
                <text:p>0.02490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67343">
                <text:p>0.067343</text:p>
              </table:table-cell>
              <table:table-cell office:value-type="float" office:value="0.982251">
                <text:p>0.982251</text:p>
              </table:table-cell>
              <table:table-cell office:value-type="float" office:value="0.725924">
                <text:p>0.72592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117767">
                <text:p>0.117767</text:p>
              </table:table-cell>
              <table:table-cell office:value-type="float" office:value="0.953235">
                <text:p>0.953235</text:p>
              </table:table-cell>
              <table:table-cell office:value-type="float" office:value="0.667333">
                <text:p>0.66733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115534">
                <text:p>0.115534</text:p>
              </table:table-cell>
              <table:table-cell office:value-type="float" office:value="0.966626">
                <text:p>0.966626</text:p>
              </table:table-cell>
              <table:table-cell office:value-type="float" office:value="0.546591">
                <text:p>0.54659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61821">
                <text:p>0.061821</text:p>
              </table:table-cell>
              <table:table-cell office:value-type="float" office:value="0.982922">
                <text:p>0.982922</text:p>
              </table:table-cell>
              <table:table-cell office:value-type="float" office:value="0.748174">
                <text:p>0.74817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60709">
                <text:p>0.060709</text:p>
              </table:table-cell>
              <table:table-cell office:value-type="float" office:value="0.978601">
                <text:p>0.978601</text:p>
              </table:table-cell>
              <table:table-cell office:value-type="float" office:value="0.810284">
                <text:p>0.81028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10569">
                <text:p>0.10569</text:p>
              </table:table-cell>
              <table:table-cell office:value-type="float" office:value="0.964832">
                <text:p>0.964832</text:p>
              </table:table-cell>
              <table:table-cell office:value-type="float" office:value="0.2798">
                <text:p>0.279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8485">
                <text:p>0.08485</text:p>
              </table:table-cell>
              <table:table-cell office:value-type="float" office:value="0.975146">
                <text:p>0.975146</text:p>
              </table:table-cell>
              <table:table-cell office:value-type="float" office:value="0.783878">
                <text:p>0.78387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56067">
                <text:p>0.056067</text:p>
              </table:table-cell>
              <table:table-cell office:value-type="float" office:value="0.983191">
                <text:p>0.983191</text:p>
              </table:table-cell>
              <table:table-cell office:value-type="float" office:value="0.864354">
                <text:p>0.86435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38882">
                <text:p>0.038882</text:p>
              </table:table-cell>
              <table:table-cell office:value-type="float" office:value="0.988257">
                <text:p>0.988257</text:p>
              </table:table-cell>
              <table:table-cell office:value-type="float" office:value="0.733929">
                <text:p>0.73392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33147">
                <text:p>0.033147</text:p>
              </table:table-cell>
              <table:table-cell office:value-type="float" office:value="0.98938">
                <text:p>0.98938</text:p>
              </table:table-cell>
              <table:table-cell office:value-type="float" office:value="0.714521">
                <text:p>0.71452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32808">
                <text:p>0.032808</text:p>
              </table:table-cell>
              <table:table-cell office:value-type="float" office:value="0.990076">
                <text:p>0.990076</text:p>
              </table:table-cell>
              <table:table-cell office:value-type="float" office:value="0.79461">
                <text:p>0.7946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19132">
                <text:p>0.019132</text:p>
              </table:table-cell>
              <table:table-cell office:value-type="float" office:value="0.994678">
                <text:p>0.994678</text:p>
              </table:table-cell>
              <table:table-cell office:value-type="float" office:value="0.900833">
                <text:p>0.90083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28653">
                <text:p>0.028653</text:p>
              </table:table-cell>
              <table:table-cell office:value-type="float" office:value="0.992664">
                <text:p>0.992664</text:p>
              </table:table-cell>
              <table:table-cell office:value-type="float" office:value="0.899163">
                <text:p>0.89916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22438">
                <text:p>0.022438</text:p>
              </table:table-cell>
              <table:table-cell office:value-type="float" office:value="0.993762">
                <text:p>0.993762</text:p>
              </table:table-cell>
              <table:table-cell office:value-type="float" office:value="0.854685">
                <text:p>0.85468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24736">
                <text:p>0.024736</text:p>
              </table:table-cell>
              <table:table-cell office:value-type="float" office:value="0.992261">
                <text:p>0.992261</text:p>
              </table:table-cell>
              <table:table-cell office:value-type="float" office:value="0.83476">
                <text:p>0.8347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20578">
                <text:p>0.020578</text:p>
              </table:table-cell>
              <table:table-cell office:value-type="float" office:value="0.994055">
                <text:p>0.994055</text:p>
              </table:table-cell>
              <table:table-cell office:value-type="float" office:value="0.777393">
                <text:p>0.77739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28016">
                <text:p>0.028016</text:p>
              </table:table-cell>
              <table:table-cell office:value-type="float" office:value="0.991113">
                <text:p>0.991113</text:p>
              </table:table-cell>
              <table:table-cell office:value-type="float" office:value="0.723968">
                <text:p>0.72396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35165">
                <text:p>0.035165</text:p>
              </table:table-cell>
              <table:table-cell office:value-type="float" office:value="0.989246">
                <text:p>0.989246</text:p>
              </table:table-cell>
              <table:table-cell office:value-type="float" office:value="0.857713">
                <text:p>0.85771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31217">
                <text:p>0.031217</text:p>
              </table:table-cell>
              <table:table-cell office:value-type="float" office:value="0.990576">
                <text:p>0.990576</text:p>
              </table:table-cell>
              <table:table-cell office:value-type="float" office:value="0.681643">
                <text:p>0.68164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47927">
                <text:p>0.047927</text:p>
              </table:table-cell>
              <table:table-cell office:value-type="float" office:value="0.981348">
                <text:p>0.981348</text:p>
              </table:table-cell>
              <table:table-cell office:value-type="float" office:value="0.862693">
                <text:p>0.86269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48444">
                <text:p>0.048444</text:p>
              </table:table-cell>
              <table:table-cell office:value-type="float" office:value="0.982751">
                <text:p>0.982751</text:p>
              </table:table-cell>
              <table:table-cell office:value-type="float" office:value="0.824704">
                <text:p>0.82470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89173">
                <text:p>0.089173</text:p>
              </table:table-cell>
              <table:table-cell office:value-type="float" office:value="0.976746">
                <text:p>0.976746</text:p>
              </table:table-cell>
              <table:table-cell office:value-type="float" office:value="0.821719">
                <text:p>0.82171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33454">
                <text:p>0.033454</text:p>
              </table:table-cell>
              <table:table-cell office:value-type="float" office:value="0.990198">
                <text:p>0.990198</text:p>
              </table:table-cell>
              <table:table-cell office:value-type="float" office:value="0.793685">
                <text:p>0.79368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4292">
                <text:p>0.04292</text:p>
              </table:table-cell>
              <table:table-cell office:value-type="float" office:value="0.987329">
                <text:p>0.987329</text:p>
              </table:table-cell>
              <table:table-cell office:value-type="float" office:value="0.821978">
                <text:p>0.82197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31532">
                <text:p>0.031532</text:p>
              </table:table-cell>
              <table:table-cell office:value-type="float" office:value="0.988257">
                <text:p>0.988257</text:p>
              </table:table-cell>
              <table:table-cell office:value-type="float" office:value="0.922838">
                <text:p>0.92283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2343">
                <text:p>0.02343</text:p>
              </table:table-cell>
              <table:table-cell office:value-type="float" office:value="0.993628">
                <text:p>0.993628</text:p>
              </table:table-cell>
              <table:table-cell office:value-type="float" office:value="0.89758">
                <text:p>0.8975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31059">
                <text:p>0.031059</text:p>
              </table:table-cell>
              <table:table-cell office:value-type="float" office:value="0.989185">
                <text:p>0.989185</text:p>
              </table:table-cell>
              <table:table-cell office:value-type="float" office:value="0.891568">
                <text:p>0.89156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29604">
                <text:p>0.029604</text:p>
              </table:table-cell>
              <table:table-cell office:value-type="float" office:value="0.991089">
                <text:p>0.991089</text:p>
              </table:table-cell>
              <table:table-cell office:value-type="float" office:value="0.907692">
                <text:p>0.90769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48667">
                <text:p>0.048667</text:p>
              </table:table-cell>
              <table:table-cell office:value-type="float" office:value="0.983667">
                <text:p>0.983667</text:p>
              </table:table-cell>
              <table:table-cell office:value-type="float" office:value="0.369302">
                <text:p>0.3693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27307">
                <text:p>0.027307</text:p>
              </table:table-cell>
              <table:table-cell office:value-type="float" office:value="0.990857">
                <text:p>0.990857</text:p>
              </table:table-cell>
              <table:table-cell office:value-type="float" office:value="0.895284">
                <text:p>0.89528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15719">
                <text:p>0.015719</text:p>
              </table:table-cell>
              <table:table-cell office:value-type="float" office:value="0.99541">
                <text:p>0.99541</text:p>
              </table:table-cell>
              <table:table-cell office:value-type="float" office:value="0.915587">
                <text:p>0.91558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33691">
                <text:p>0.033691</text:p>
              </table:table-cell>
              <table:table-cell office:value-type="float" office:value="0.989099">
                <text:p>0.989099</text:p>
              </table:table-cell>
              <table:table-cell office:value-type="float" office:value="0.902975">
                <text:p>0.90297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22294">
                <text:p>0.022294</text:p>
              </table:table-cell>
              <table:table-cell office:value-type="float" office:value="0.992297">
                <text:p>0.992297</text:p>
              </table:table-cell>
              <table:table-cell office:value-type="float" office:value="0.976656">
                <text:p>0.97665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16411">
                <text:p>0.016411</text:p>
              </table:table-cell>
              <table:table-cell office:value-type="float" office:value="0.99491">
                <text:p>0.99491</text:p>
              </table:table-cell>
              <table:table-cell office:value-type="float" office:value="0.93222">
                <text:p>0.9322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19081">
                <text:p>0.019081</text:p>
              </table:table-cell>
              <table:table-cell office:value-type="float" office:value="0.99469">
                <text:p>0.99469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25311">
                <text:p>0.025311</text:p>
              </table:table-cell>
              <table:table-cell office:value-type="float" office:value="0.992236">
                <text:p>0.992236</text:p>
              </table:table-cell>
              <table:table-cell office:value-type="float" office:value="0.970971">
                <text:p>0.97097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27571">
                <text:p>0.027571</text:p>
              </table:table-cell>
              <table:table-cell office:value-type="float" office:value="0.991382">
                <text:p>0.991382</text:p>
              </table:table-cell>
              <table:table-cell office:value-type="float" office:value="0.905284">
                <text:p>0.90528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32324">
                <text:p>0.032324</text:p>
              </table:table-cell>
              <table:table-cell office:value-type="float" office:value="0.990393">
                <text:p>0.990393</text:p>
              </table:table-cell>
              <table:table-cell office:value-type="float" office:value="0.762253">
                <text:p>0.76225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25683">
                <text:p>0.025683</text:p>
              </table:table-cell>
              <table:table-cell office:value-type="float" office:value="0.991418">
                <text:p>0.991418</text:p>
              </table:table-cell>
              <table:table-cell office:value-type="float" office:value="0.94833">
                <text:p>0.9483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20694">
                <text:p>0.020694</text:p>
              </table:table-cell>
              <table:table-cell office:value-type="float" office:value="0.993457">
                <text:p>0.993457</text:p>
              </table:table-cell>
              <table:table-cell office:value-type="float" office:value="0.936751">
                <text:p>0.93675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16894">
                <text:p>0.016894</text:p>
              </table:table-cell>
              <table:table-cell office:value-type="float" office:value="0.994067">
                <text:p>0.994067</text:p>
              </table:table-cell>
              <table:table-cell office:value-type="float" office:value="0.854046">
                <text:p>0.85404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47566">
                <text:p>0.047566</text:p>
              </table:table-cell>
              <table:table-cell office:value-type="float" office:value="0.984753">
                <text:p>0.984753</text:p>
              </table:table-cell>
              <table:table-cell office:value-type="float" office:value="0.722894">
                <text:p>0.72289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16973">
                <text:p>0.016973</text:p>
              </table:table-cell>
              <table:table-cell office:value-type="float" office:value="0.994153">
                <text:p>0.994153</text:p>
              </table:table-cell>
              <table:table-cell office:value-type="float" office:value="0.967971">
                <text:p>0.96797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1867">
                <text:p>0.01867</text:p>
              </table:table-cell>
              <table:table-cell office:value-type="float" office:value="0.994495">
                <text:p>0.994495</text:p>
              </table:table-cell>
              <table:table-cell office:value-type="float" office:value="0.881504">
                <text:p>0.88150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15614">
                <text:p>0.015614</text:p>
              </table:table-cell>
              <table:table-cell office:value-type="float" office:value="0.994946">
                <text:p>0.994946</text:p>
              </table:table-cell>
              <table:table-cell office:value-type="float" office:value="0.96484">
                <text:p>0.9648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7478">
                <text:p>0.007478</text:p>
              </table:table-cell>
              <table:table-cell office:value-type="float" office:value="0.998047">
                <text:p>0.998047</text:p>
              </table:table-cell>
              <table:table-cell office:value-type="float" office:value="0.849183">
                <text:p>0.84918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19239">
                <text:p>0.019239</text:p>
              </table:table-cell>
              <table:table-cell office:value-type="float" office:value="0.994434">
                <text:p>0.994434</text:p>
              </table:table-cell>
              <table:table-cell office:value-type="float" office:value="0.752803">
                <text:p>0.75280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12837">
                <text:p>0.012837</text:p>
              </table:table-cell>
              <table:table-cell office:value-type="float" office:value="0.996094">
                <text:p>0.996094</text:p>
              </table:table-cell>
              <table:table-cell office:value-type="float" office:value="0.163891">
                <text:p>0.16389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1422">
                <text:p>0.01422</text:p>
              </table:table-cell>
              <table:table-cell office:value-type="float" office:value="0.995825">
                <text:p>0.995825</text:p>
              </table:table-cell>
              <table:table-cell office:value-type="float" office:value="0.858724">
                <text:p>0.85872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222">
                <text:p>0.012222</text:p>
              </table:table-cell>
              <table:table-cell office:value-type="float" office:value="0.99613">
                <text:p>0.99613</text:p>
              </table:table-cell>
              <table:table-cell office:value-type="float" office:value="0.830352">
                <text:p>0.83035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19165">
                <text:p>0.019165</text:p>
              </table:table-cell>
              <table:table-cell office:value-type="float" office:value="0.994287">
                <text:p>0.994287</text:p>
              </table:table-cell>
              <table:table-cell office:value-type="float" office:value="0.774334">
                <text:p>0.77433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12619">
                <text:p>0.012619</text:p>
              </table:table-cell>
              <table:table-cell office:value-type="float" office:value="0.996021">
                <text:p>0.996021</text:p>
              </table:table-cell>
              <table:table-cell office:value-type="float" office:value="0.900231">
                <text:p>0.90023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14006">
                <text:p>0.014006</text:p>
              </table:table-cell>
              <table:table-cell office:value-type="float" office:value="0.99585">
                <text:p>0.99585</text:p>
              </table:table-cell>
              <table:table-cell office:value-type="float" office:value="0.025596">
                <text:p>0.02559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10375">
                <text:p>0.010375</text:p>
              </table:table-cell>
              <table:table-cell office:value-type="float" office:value="0.996521">
                <text:p>0.996521</text:p>
              </table:table-cell>
              <table:table-cell office:value-type="float" office:value="0.250589">
                <text:p>0.25058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32195">
                <text:p>0.032195</text:p>
              </table:table-cell>
              <table:table-cell office:value-type="float" office:value="0.991736">
                <text:p>0.991736</text:p>
              </table:table-cell>
              <table:table-cell office:value-type="float" office:value="0.748914">
                <text:p>0.74891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29361">
                <text:p>0.029361</text:p>
              </table:table-cell>
              <table:table-cell office:value-type="float" office:value="0.990906">
                <text:p>0.990906</text:p>
              </table:table-cell>
              <table:table-cell office:value-type="float" office:value="0.615882">
                <text:p>0.61588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21586">
                <text:p>0.021586</text:p>
              </table:table-cell>
              <table:table-cell office:value-type="float" office:value="0.99231">
                <text:p>0.99231</text:p>
              </table:table-cell>
              <table:table-cell office:value-type="float" office:value="0.078665">
                <text:p>0.07866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81379">
                <text:p>0.081379</text:p>
              </table:table-cell>
              <table:table-cell office:value-type="float" office:value="0.9776">
                <text:p>0.9776</text:p>
              </table:table-cell>
              <table:table-cell office:value-type="float" office:value="0.868086">
                <text:p>0.86808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21958">
                <text:p>0.021958</text:p>
              </table:table-cell>
              <table:table-cell office:value-type="float" office:value="0.992773">
                <text:p>0.992773</text:p>
              </table:table-cell>
              <table:table-cell office:value-type="float" office:value="0.812838">
                <text:p>0.81283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26684">
                <text:p>0.026684</text:p>
              </table:table-cell>
              <table:table-cell office:value-type="float" office:value="0.992322">
                <text:p>0.992322</text:p>
              </table:table-cell>
              <table:table-cell office:value-type="float" office:value="0.921138">
                <text:p>0.92113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4196">
                <text:p>0.04196</text:p>
              </table:table-cell>
              <table:table-cell office:value-type="float" office:value="0.986694">
                <text:p>0.986694</text:p>
              </table:table-cell>
              <table:table-cell office:value-type="float" office:value="0.747514">
                <text:p>0.74751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30024">
                <text:p>0.030024</text:p>
              </table:table-cell>
              <table:table-cell office:value-type="float" office:value="0.98999">
                <text:p>0.98999</text:p>
              </table:table-cell>
              <table:table-cell office:value-type="float" office:value="0.856361">
                <text:p>0.85636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29928">
                <text:p>0.029928</text:p>
              </table:table-cell>
              <table:table-cell office:value-type="float" office:value="0.990295">
                <text:p>0.990295</text:p>
              </table:table-cell>
              <table:table-cell office:value-type="float" office:value="0.876512">
                <text:p>0.87651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14847">
                <text:p>0.014847</text:p>
              </table:table-cell>
              <table:table-cell office:value-type="float" office:value="0.995264">
                <text:p>0.995264</text:p>
              </table:table-cell>
              <table:table-cell office:value-type="float" office:value="0.901352">
                <text:p>0.90135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50225">
                <text:p>0.050225</text:p>
              </table:table-cell>
              <table:table-cell office:value-type="float" office:value="0.986548">
                <text:p>0.986548</text:p>
              </table:table-cell>
              <table:table-cell office:value-type="float" office:value="0.061327">
                <text:p>0.06132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40776">
                <text:p>0.040776</text:p>
              </table:table-cell>
              <table:table-cell office:value-type="float" office:value="0.985303">
                <text:p>0.985303</text:p>
              </table:table-cell>
              <table:table-cell office:value-type="float" office:value="0.02519">
                <text:p>0.0251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22813">
                <text:p>0.022813</text:p>
              </table:table-cell>
              <table:table-cell office:value-type="float" office:value="0.992786">
                <text:p>0.992786</text:p>
              </table:table-cell>
              <table:table-cell office:value-type="float" office:value="0.025054">
                <text:p>0.02505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27526">
                <text:p>0.027526</text:p>
              </table:table-cell>
              <table:table-cell office:value-type="float" office:value="0.99231">
                <text:p>0.99231</text:p>
              </table:table-cell>
              <table:table-cell office:value-type="float" office:value="0.803457">
                <text:p>0.80345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2287">
                <text:p>0.02287</text:p>
              </table:table-cell>
              <table:table-cell office:value-type="float" office:value="0.992712">
                <text:p>0.992712</text:p>
              </table:table-cell>
              <table:table-cell office:value-type="float" office:value="0.904019">
                <text:p>0.90401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20273">
                <text:p>0.020273</text:p>
              </table:table-cell>
              <table:table-cell office:value-type="float" office:value="0.993542">
                <text:p>0.993542</text:p>
              </table:table-cell>
              <table:table-cell office:value-type="float" office:value="0.870101">
                <text:p>0.87010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17049">
                <text:p>0.017049</text:p>
              </table:table-cell>
              <table:table-cell office:value-type="float" office:value="0.994958">
                <text:p>0.994958</text:p>
              </table:table-cell>
              <table:table-cell office:value-type="float" office:value="0.415374">
                <text:p>0.41537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37987">
                <text:p>0.037987</text:p>
              </table:table-cell>
              <table:table-cell office:value-type="float" office:value="0.988342">
                <text:p>0.988342</text:p>
              </table:table-cell>
              <table:table-cell office:value-type="float" office:value="0.049877">
                <text:p>0.04987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3762">
                <text:p>0.03762</text:p>
              </table:table-cell>
              <table:table-cell office:value-type="float" office:value="0.987561">
                <text:p>0.987561</text:p>
              </table:table-cell>
              <table:table-cell office:value-type="float" office:value="0.882608">
                <text:p>0.88260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34602">
                <text:p>0.034602</text:p>
              </table:table-cell>
              <table:table-cell office:value-type="float" office:value="0.989465">
                <text:p>0.989465</text:p>
              </table:table-cell>
              <table:table-cell office:value-type="float" office:value="0.933701">
                <text:p>0.93370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2451">
                <text:p>0.02451</text:p>
              </table:table-cell>
              <table:table-cell office:value-type="float" office:value="0.991284">
                <text:p>0.991284</text:p>
              </table:table-cell>
              <table:table-cell office:value-type="float" office:value="0.603951">
                <text:p>0.60395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87259">
                <text:p>0.087259</text:p>
              </table:table-cell>
              <table:table-cell office:value-type="float" office:value="0.976355">
                <text:p>0.976355</text:p>
              </table:table-cell>
              <table:table-cell office:value-type="float" office:value="0.89764">
                <text:p>0.8976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28994">
                <text:p>0.028994</text:p>
              </table:table-cell>
              <table:table-cell office:value-type="float" office:value="0.992371">
                <text:p>0.992371</text:p>
              </table:table-cell>
              <table:table-cell office:value-type="float" office:value="0.86026">
                <text:p>0.8602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32955">
                <text:p>0.032955</text:p>
              </table:table-cell>
              <table:table-cell office:value-type="float" office:value="0.988892">
                <text:p>0.988892</text:p>
              </table:table-cell>
              <table:table-cell office:value-type="float" office:value="0.25563">
                <text:p>0.2556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75545">
                <text:p>0.075545</text:p>
              </table:table-cell>
              <table:table-cell office:value-type="float" office:value="0.981348">
                <text:p>0.981348</text:p>
              </table:table-cell>
              <table:table-cell office:value-type="float" office:value="0.836103">
                <text:p>0.83610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27925">
                <text:p>0.027925</text:p>
              </table:table-cell>
              <table:table-cell office:value-type="float" office:value="0.990881">
                <text:p>0.990881</text:p>
              </table:table-cell>
              <table:table-cell office:value-type="float" office:value="0.928376">
                <text:p>0.92837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22454">
                <text:p>0.022454</text:p>
              </table:table-cell>
              <table:table-cell office:value-type="float" office:value="0.993286">
                <text:p>0.993286</text:p>
              </table:table-cell>
              <table:table-cell office:value-type="float" office:value="0.853693">
                <text:p>0.85369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28764">
                <text:p>0.028764</text:p>
              </table:table-cell>
              <table:table-cell office:value-type="float" office:value="0.990234">
                <text:p>0.990234</text:p>
              </table:table-cell>
              <table:table-cell office:value-type="float" office:value="0.914077">
                <text:p>0.91407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46365">
                <text:p>0.046365</text:p>
              </table:table-cell>
              <table:table-cell office:value-type="float" office:value="0.98374">
                <text:p>0.98374</text:p>
              </table:table-cell>
              <table:table-cell office:value-type="float" office:value="0.425099">
                <text:p>0.42509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25723">
                <text:p>0.025723</text:p>
              </table:table-cell>
              <table:table-cell office:value-type="float" office:value="0.991394">
                <text:p>0.991394</text:p>
              </table:table-cell>
              <table:table-cell office:value-type="float" office:value="0.815237">
                <text:p>0.81523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23347">
                <text:p>0.023347</text:p>
              </table:table-cell>
              <table:table-cell office:value-type="float" office:value="0.993042">
                <text:p>0.993042</text:p>
              </table:table-cell>
              <table:table-cell office:value-type="float" office:value="0.800825">
                <text:p>0.80082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35434">
                <text:p>0.035434</text:p>
              </table:table-cell>
              <table:table-cell office:value-type="float" office:value="0.989099">
                <text:p>0.989099</text:p>
              </table:table-cell>
              <table:table-cell office:value-type="float" office:value="0.907476">
                <text:p>0.90747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1658">
                <text:p>0.01658</text:p>
              </table:table-cell>
              <table:table-cell office:value-type="float" office:value="0.994812">
                <text:p>0.994812</text:p>
              </table:table-cell>
              <table:table-cell office:value-type="float" office:value="0.941309">
                <text:p>0.94130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20206">
                <text:p>0.020206</text:p>
              </table:table-cell>
              <table:table-cell office:value-type="float" office:value="0.992944">
                <text:p>0.992944</text:p>
              </table:table-cell>
              <table:table-cell office:value-type="float" office:value="0.9593">
                <text:p>0.959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11542">
                <text:p>0.011542</text:p>
              </table:table-cell>
              <table:table-cell office:value-type="float" office:value="0.99668">
                <text:p>0.99668</text:p>
              </table:table-cell>
              <table:table-cell office:value-type="float" office:value="0.919944">
                <text:p>0.9199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14382">
                <text:p>0.014382</text:p>
              </table:table-cell>
              <table:table-cell office:value-type="float" office:value="0.995789">
                <text:p>0.995789</text:p>
              </table:table-cell>
              <table:table-cell office:value-type="float" office:value="0.625484">
                <text:p>0.62548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11972">
                <text:p>0.011972</text:p>
              </table:table-cell>
              <table:table-cell office:value-type="float" office:value="0.995801">
                <text:p>0.995801</text:p>
              </table:table-cell>
              <table:table-cell office:value-type="float" office:value="0.48057">
                <text:p>0.4805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18036">
                <text:p>0.018036</text:p>
              </table:table-cell>
              <table:table-cell office:value-type="float" office:value="0.994653">
                <text:p>0.994653</text:p>
              </table:table-cell>
              <table:table-cell office:value-type="float" office:value="0.920993">
                <text:p>0.92099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28527">
                <text:p>0.028527</text:p>
              </table:table-cell>
              <table:table-cell office:value-type="float" office:value="0.991052">
                <text:p>0.991052</text:p>
              </table:table-cell>
              <table:table-cell office:value-type="float" office:value="0.853924">
                <text:p>0.85392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22503">
                <text:p>0.022503</text:p>
              </table:table-cell>
              <table:table-cell office:value-type="float" office:value="0.991919">
                <text:p>0.991919</text:p>
              </table:table-cell>
              <table:table-cell office:value-type="float" office:value="0.844132">
                <text:p>0.84413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16791">
                <text:p>0.016791</text:p>
              </table:table-cell>
              <table:table-cell office:value-type="float" office:value="0.99425">
                <text:p>0.99425</text:p>
              </table:table-cell>
              <table:table-cell office:value-type="float" office:value="0.904762">
                <text:p>0.90476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39159">
                <text:p>0.039159</text:p>
              </table:table-cell>
              <table:table-cell office:value-type="float" office:value="0.988">
                <text:p>0.988</text:p>
              </table:table-cell>
              <table:table-cell office:value-type="float" office:value="0.782539">
                <text:p>0.78253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21829">
                <text:p>0.021829</text:p>
              </table:table-cell>
              <table:table-cell office:value-type="float" office:value="0.992139">
                <text:p>0.992139</text:p>
              </table:table-cell>
              <table:table-cell office:value-type="float" office:value="0.938076">
                <text:p>0.93807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23477">
                <text:p>0.023477</text:p>
              </table:table-cell>
              <table:table-cell office:value-type="float" office:value="0.992529">
                <text:p>0.992529</text:p>
              </table:table-cell>
              <table:table-cell office:value-type="float" office:value="0.738367">
                <text:p>0.73836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37514">
                <text:p>0.037514</text:p>
              </table:table-cell>
              <table:table-cell office:value-type="float" office:value="0.985828">
                <text:p>0.985828</text:p>
              </table:table-cell>
              <table:table-cell office:value-type="float" office:value="0.904768">
                <text:p>0.9047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2702">
                <text:p>0.02702</text:p>
              </table:table-cell>
              <table:table-cell office:value-type="float" office:value="0.989746">
                <text:p>0.989746</text:p>
              </table:table-cell>
              <table:table-cell office:value-type="float" office:value="0.927526">
                <text:p>0.927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